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>
      <style:text-properties fo:color="#1155cc" style:text-underline-style="solid" style:text-underline-color="font-color"/>
    </style:style>
    <style:style style:name="T3_3" style:family="text"/>
    <style:style style:name="T3_4" style:family="text">
      <style:text-properties fo:color="#1155cc" style:text-underline-style="solid" style:text-underline-color="font-color"/>
    </style:style>
    <style:style style:name="T3_5" style:family="text"/>
    <style:style style:name="T3_6" style:family="text">
      <style:text-properties fo:color="#1155cc" style:text-underline-style="solid" style:text-underline-color="font-color"/>
    </style:style>
    <style:style style:name="T3_7" style:family="text"/>
    <style:style style:name="T3_8" style:family="text">
      <style:text-properties fo:color="#1155cc" style:text-underline-style="solid" style:text-underline-color="font-color"/>
    </style:style>
    <style:style style:name="T3_9" style:family="text"/>
    <style:style style:name="T3_10" style:family="text">
      <style:text-properties fo:color="#1155cc" style:text-underline-style="solid" style:text-underline-color="font-color"/>
    </style:style>
    <style:style style:name="T3_11" style:family="text"/>
    <style:style style:name="T3_12" style:family="text">
      <style:text-properties fo:color="#1155cc" style:text-underline-style="solid" style:text-underline-color="font-color"/>
    </style:style>
    <style:style style:name="T3_13" style:family="text"/>
    <style:style style:name="T3_14" style:family="text">
      <style:text-properties fo:color="#1155cc" style:text-underline-style="solid" style:text-underline-color="font-color"/>
    </style:style>
    <style:style style:name="T3_15" style:family="text"/>
    <style:style style:name="T3_16" style:family="text">
      <style:text-properties fo:color="#1155cc" style:text-underline-style="solid" style:text-underline-color="font-color"/>
    </style:style>
    <style:style style:name="T3_17" style:family="text"/>
    <style:style style:name="T3_18" style:family="text">
      <style:text-properties fo:color="#1155cc" style:text-underline-style="solid" style:text-underline-color="font-color"/>
    </style:style>
    <style:style style:name="T3_19" style:family="text"/>
    <style:style style:name="T3_20" style:family="text">
      <style:text-properties fo:color="#1155cc" style:text-underline-style="solid" style:text-underline-color="font-color"/>
    </style:style>
    <style:style style:name="T3_21" style:family="text"/>
    <style:style style:name="T3_22" style:family="text">
      <style:text-properties fo:color="#1155cc" style:text-underline-style="solid" style:text-underline-color="font-color"/>
    </style:style>
    <style:style style:name="T3_23" style:family="text"/>
    <style:style style:name="T3_24" style:family="text">
      <style:text-properties fo:color="#1155cc" style:text-underline-style="solid" style:text-underline-color="font-color"/>
    </style:style>
    <style:style style:name="T3_25" style:family="text"/>
    <style:style style:name="T3_26" style:family="text">
      <style:text-properties fo:color="#1155cc" style:text-underline-style="solid" style:text-underline-color="font-color"/>
    </style:style>
    <style:style style:name="T3_27" style:family="text"/>
    <style:style style:name="T3_28" style:family="text">
      <style:text-properties fo:color="#1155cc" style:text-underline-style="solid" style:text-underline-color="font-color"/>
    </style:style>
    <style:style style:name="T3_29" style:family="text"/>
    <style:style style:name="T3_30" style:family="text">
      <style:text-properties fo:color="#1155cc" style:text-underline-style="solid" style:text-underline-color="font-color"/>
    </style:style>
    <style:style style:name="T3_31" style:family="text"/>
    <style:style style:name="T3_32" style:family="text">
      <style:text-properties fo:color="#1155cc" style:text-underline-style="solid" style:text-underline-color="font-color"/>
    </style:style>
    <style:style style:name="T3_33" style:family="text"/>
    <style:style style:name="T3_34" style:family="text">
      <style:text-properties fo:color="#1155cc" style:text-underline-style="solid" style:text-underline-color="font-color"/>
    </style:style>
    <style:style style:name="T3_35" style:family="text"/>
    <style:style style:name="T3_36" style:family="text">
      <style:text-properties fo:color="#1155cc" style:text-underline-style="solid" style:text-underline-color="font-color"/>
    </style:style>
    <style:style style:name="T3_37" style:family="text"/>
    <style:style style:name="T3_38" style:family="text">
      <style:text-properties fo:color="#1155cc" style:text-underline-style="solid" style:text-underline-color="font-color"/>
    </style:style>
    <style:style style:name="T3_39" style:family="text"/>
    <style:style style:name="T3_40" style:family="text">
      <style:text-properties fo:color="#1155cc" style:text-underline-style="solid" style:text-underline-color="font-color"/>
    </style:style>
    <style:style style:name="T3_41" style:family="text"/>
    <style:style style:name="T3_42" style:family="text">
      <style:text-properties fo:color="#1155cc" style:text-underline-style="solid" style:text-underline-color="font-color"/>
    </style:style>
    <style:style style:name="T3_43" style:family="text"/>
    <style:style style:name="T3_44" style:family="text">
      <style:text-properties fo:color="#1155cc" style:text-underline-style="solid" style:text-underline-color="font-color"/>
    </style:style>
    <style:style style:name="T3_45" style:family="text"/>
    <style:style style:name="T3_46" style:family="text">
      <style:text-properties fo:color="#1155cc" style:text-underline-style="solid" style:text-underline-color="font-color"/>
    </style:style>
    <style:style style:name="T3_47" style:family="text"/>
    <style:style style:name="T3_48" style:family="text">
      <style:text-properties fo:color="#1155cc" style:text-underline-style="solid" style:text-underline-color="font-color"/>
    </style:style>
    <style:style style:name="T3_49" style:family="text"/>
    <style:style style:name="T3_50" style:family="text">
      <style:text-properties fo:color="#1155cc" style:text-underline-style="solid" style:text-underline-color="font-color"/>
    </style:style>
    <style:style style:name="T3_51" style:family="text"/>
    <style:style style:name="T3_52" style:family="text">
      <style:text-properties fo:color="#1155cc" style:text-underline-style="solid" style:text-underline-color="font-color"/>
    </style:style>
    <style:style style:name="T3_53" style:family="text"/>
    <style:style style:name="T3_54" style:family="text">
      <style:text-properties fo:color="#1155cc" style:text-underline-style="solid" style:text-underline-color="font-color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>
      <style:text-properties fo:color="#1155cc" style:text-underline-style="solid" style:text-underline-color="font-color"/>
    </style:style>
    <style:style style:name="T4_3" style:family="text"/>
    <style:style style:name="T4_4" style:family="text">
      <style:text-properties fo:color="#1155cc" style:text-underline-style="solid" style:text-underline-color="font-color"/>
    </style:style>
    <style:style style:name="T4_5" style:family="text"/>
    <style:style style:name="T4_6" style:family="text">
      <style:text-properties fo:color="#1155cc" style:text-underline-style="solid" style:text-underline-color="font-color"/>
    </style:style>
    <style:style style:name="T4_7" style:family="text"/>
    <style:style style:name="T4_8" style:family="text">
      <style:text-properties fo:color="#1155cc" style:text-underline-style="solid" style:text-underline-color="font-color"/>
    </style:style>
    <style:style style:name="T4_9" style:family="text"/>
    <style:style style:name="T4_10" style:family="text">
      <style:text-properties fo:color="#1155cc" style:text-underline-style="solid" style:text-underline-color="font-color"/>
    </style:style>
    <style:style style:name="T4_11" style:family="text"/>
    <style:style style:name="T4_12" style:family="text">
      <style:text-properties fo:color="#1155cc" style:text-underline-style="solid" style:text-underline-color="font-color"/>
    </style:style>
    <style:style style:name="T4_13" style:family="text"/>
    <style:style style:name="T4_14" style:family="text">
      <style:text-properties fo:color="#1155cc" style:text-underline-style="solid" style:text-underline-color="font-color"/>
    </style:style>
    <style:style style:name="T4_15" style:family="text"/>
    <style:style style:name="T4_16" style:family="text">
      <style:text-properties fo:color="#1155cc" style:text-underline-style="solid" style:text-underline-color="font-color"/>
    </style:style>
    <style:style style:name="T4_17" style:family="text"/>
    <style:style style:name="T4_18" style:family="text">
      <style:text-properties fo:color="#1155cc" style:text-underline-style="solid" style:text-underline-color="font-color"/>
    </style:style>
    <style:style style:name="T4_19" style:family="text"/>
    <style:style style:name="T4_20" style:family="text">
      <style:text-properties fo:color="#1155cc" style:text-underline-style="solid" style:text-underline-color="font-color"/>
    </style:style>
    <style:style style:name="T4_21" style:family="text"/>
    <style:style style:name="T4_22" style:family="text">
      <style:text-properties fo:color="#1155cc" style:text-underline-style="solid" style:text-underline-color="font-color"/>
    </style:style>
    <style:style style:name="T4_23" style:family="text"/>
    <style:style style:name="T4_24" style:family="text">
      <style:text-properties fo:color="#1155cc" style:text-underline-style="solid" style:text-underline-color="font-color"/>
    </style:style>
    <style:style style:name="T4_25" style:family="text"/>
    <style:style style:name="T4_26" style:family="text">
      <style:text-properties fo:color="#1155cc" style:text-underline-style="solid" style:text-underline-color="font-color"/>
    </style:style>
    <style:style style:name="T4_27" style:family="text"/>
    <style:style style:name="T4_28" style:family="text">
      <style:text-properties fo:color="#1155cc" style:text-underline-style="solid" style:text-underline-color="font-color"/>
    </style:style>
    <style:style style:name="T4_29" style:family="text"/>
    <style:style style:name="T4_30" style:family="text">
      <style:text-properties fo:color="#1155cc" style:text-underline-style="solid" style:text-underline-color="font-color"/>
    </style:style>
    <style:style style:name="T4_31" style:family="text"/>
    <style:style style:name="T4_32" style:family="text">
      <style:text-properties fo:color="#1155cc" style:text-underline-style="solid" style:text-underline-color="font-color"/>
    </style:style>
    <style:style style:name="T4_33" style:family="text"/>
    <style:style style:name="T4_34" style:family="text">
      <style:text-properties fo:color="#1155cc" style:text-underline-style="solid" style:text-underline-color="font-color"/>
    </style:style>
    <style:style style:name="T4_35" style:family="text"/>
    <style:style style:name="T4_36" style:family="text">
      <style:text-properties fo:color="#1155cc" style:text-underline-style="solid" style:text-underline-color="font-color"/>
    </style:style>
    <style:style style:name="T4_37" style:family="text"/>
    <style:style style:name="T4_38" style:family="text">
      <style:text-properties fo:color="#1155cc" style:text-underline-style="solid" style:text-underline-color="font-color"/>
    </style:style>
    <style:style style:name="T4_39" style:family="text"/>
    <style:style style:name="T4_40" style:family="text">
      <style:text-properties fo:color="#1155cc" style:text-underline-style="solid" style:text-underline-color="font-color"/>
    </style:style>
    <style:style style:name="T4_41" style:family="text"/>
    <style:style style:name="T4_42" style:family="text">
      <style:text-properties fo:color="#1155cc" style:text-underline-style="solid" style:text-underline-color="font-color"/>
    </style:style>
    <style:style style:name="T4_43" style:family="text"/>
    <style:style style:name="T4_44" style:family="text">
      <style:text-properties fo:color="#1155cc" style:text-underline-style="solid" style:text-underline-color="font-color"/>
    </style:style>
    <style:style style:name="T4_45" style:family="text"/>
    <style:style style:name="T4_46" style:family="text">
      <style:text-properties fo:color="#1155cc" style:text-underline-style="solid" style:text-underline-color="font-color"/>
    </style:style>
    <style:style style:name="T4_47" style:family="text"/>
    <style:style style:name="T4_48" style:family="text">
      <style:text-properties fo:color="#1155cc" style:text-underline-style="solid" style:text-underline-color="font-color"/>
    </style:style>
    <style:style style:name="T4_49" style:family="text"/>
    <style:style style:name="T4_50" style:family="text">
      <style:text-properties fo:color="#1155cc" style:text-underline-style="solid" style:text-underline-color="font-color"/>
    </style:style>
    <style:style style:name="T4_51" style:family="text"/>
    <style:style style:name="T4_52" style:family="text">
      <style:text-properties fo:color="#1155cc" style:text-underline-style="solid" style:text-underline-color="font-color"/>
    </style:style>
    <style:style style:name="T4_53" style:family="text"/>
    <style:style style:name="T4_54" style:family="text">
      <style:text-properties fo:color="#1155cc" style:text-underline-style="solid" style:text-underline-color="font-color"/>
    </style:style>
    <style:style style:name="T4_55" style:family="text"/>
    <style:style style:name="T4_56" style:family="text">
      <style:text-properties fo:color="#1155cc" style:text-underline-style="solid" style:text-underline-color="font-color"/>
    </style:style>
    <style:style style:name="T4_57" style:family="text"/>
    <style:style style:name="T4_58" style:family="text">
      <style:text-properties fo:color="#1155cc" style:text-underline-style="solid" style:text-underline-color="font-color"/>
    </style:style>
    <style:style style:name="T4_59" style:family="text"/>
    <style:style style:name="T4_60" style:family="text">
      <style:text-properties fo:color="#1155cc" style:text-underline-style="solid" style:text-underline-color="font-color"/>
    </style:style>
    <style:style style:name="T4_61" style:family="text"/>
    <style:style style:name="T4_62" style:family="text">
      <style:text-properties fo:color="#1155cc" style:text-underline-style="solid" style:text-underline-color="font-color"/>
    </style:style>
    <style:style style:name="T4_63" style:family="text"/>
    <style:style style:name="T4_64" style:family="text">
      <style:text-properties fo:color="#1155cc" style:text-underline-style="solid" style:text-underline-color="font-color"/>
    </style:style>
    <style:style style:name="T4_65" style:family="text"/>
    <style:style style:name="T4_66" style:family="text">
      <style:text-properties fo:color="#1155cc" style:text-underline-style="solid" style:text-underline-color="font-color"/>
    </style:style>
    <style:style style:name="T4_67" style:family="text"/>
    <style:style style:name="T4_68" style:family="text">
      <style:text-properties fo:color="#1155cc" style:text-underline-style="solid" style:text-underline-color="font-color"/>
    </style:style>
    <style:style style:name="T4_69" style:family="text"/>
    <style:style style:name="T4_70" style:family="text">
      <style:text-properties fo:color="#1155cc" style:text-underline-style="solid" style:text-underline-color="font-color"/>
    </style:style>
    <style:style style:name="T4_71" style:family="text"/>
    <style:style style:name="T4_72" style:family="text">
      <style:text-properties fo:color="#1155cc" style:text-underline-style="solid" style:text-underline-color="font-color"/>
    </style:style>
    <style:style style:name="T4_73" style:family="text"/>
    <style:style style:name="T4_74" style:family="text">
      <style:text-properties fo:color="#1155cc" style:text-underline-style="solid" style:text-underline-color="font-color"/>
    </style:style>
    <style:style style:name="T4_75" style:family="text"/>
    <style:style style:name="T4_76" style:family="text">
      <style:text-properties fo:color="#1155cc" style:text-underline-style="solid" style:text-underline-color="font-color"/>
    </style:style>
    <style:style style:name="T4_77" style:family="text"/>
    <style:style style:name="T4_78" style:family="text">
      <style:text-properties fo:color="#1155cc" style:text-underline-style="solid" style:text-underline-color="font-color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>
      <style:text-properties fo:color="#1155cc" style:text-underline-style="solid" style:text-underline-color="font-color"/>
    </style:style>
    <style:style style:name="T5_3" style:family="text"/>
    <style:style style:name="T5_4" style:family="text">
      <style:text-properties fo:color="#1155cc" style:text-underline-style="solid" style:text-underline-color="font-color"/>
    </style:style>
    <style:style style:name="T5_5" style:family="text"/>
    <style:style style:name="T5_6" style:family="text">
      <style:text-properties fo:color="#1155cc" style:text-underline-style="solid" style:text-underline-color="font-color"/>
    </style:style>
    <style:style style:name="T5_7" style:family="text"/>
    <style:style style:name="T5_8" style:family="text">
      <style:text-properties fo:color="#1155cc" style:text-underline-style="solid" style:text-underline-color="font-color"/>
    </style:style>
    <style:style style:name="T5_9" style:family="text"/>
    <style:style style:name="T5_10" style:family="text">
      <style:text-properties fo:color="#1155cc" style:text-underline-style="solid" style:text-underline-color="font-color"/>
    </style:style>
    <style:style style:name="T5_11" style:family="text"/>
    <style:style style:name="T5_12" style:family="text">
      <style:text-properties fo:color="#1155cc" style:text-underline-style="solid" style:text-underline-color="font-color"/>
    </style:style>
    <style:style style:name="T5_13" style:family="text"/>
    <style:style style:name="T5_14" style:family="text">
      <style:text-properties fo:color="#1155cc" style:text-underline-style="solid" style:text-underline-color="font-color"/>
    </style:style>
    <style:style style:name="T5_15" style:family="text"/>
    <style:style style:name="T5_16" style:family="text">
      <style:text-properties fo:color="#1155cc" style:text-underline-style="solid" style:text-underline-color="font-color"/>
    </style:style>
    <style:style style:name="T5_17" style:family="text"/>
    <style:style style:name="T5_18" style:family="text">
      <style:text-properties fo:color="#1155cc" style:text-underline-style="solid" style:text-underline-color="font-color"/>
    </style:style>
    <style:style style:name="T5_19" style:family="text"/>
    <style:style style:name="T5_20" style:family="text">
      <style:text-properties fo:color="#1155cc" style:text-underline-style="solid" style:text-underline-color="font-color"/>
    </style:style>
    <style:style style:name="T5_21" style:family="text"/>
    <style:style style:name="T5_22" style:family="text">
      <style:text-properties fo:color="#1155cc" style:text-underline-style="solid" style:text-underline-color="font-color"/>
    </style:style>
    <style:style style:name="T5_23" style:family="text"/>
    <style:style style:name="T5_24" style:family="text">
      <style:text-properties fo:color="#1155cc" style:text-underline-style="solid" style:text-underline-color="font-color"/>
    </style:style>
    <style:style style:name="T5_25" style:family="text"/>
    <style:style style:name="T5_26" style:family="text">
      <style:text-properties fo:color="#1155cc" style:text-underline-style="solid" style:text-underline-color="font-color"/>
    </style:style>
    <style:style style:name="T5_27" style:family="text"/>
    <style:style style:name="T5_28" style:family="text">
      <style:text-properties fo:color="#1155cc" style:text-underline-style="solid" style:text-underline-color="font-color"/>
    </style:style>
    <style:style style:name="T5_29" style:family="text"/>
    <style:style style:name="T5_30" style:family="text">
      <style:text-properties fo:color="#1155cc" style:text-underline-style="solid" style:text-underline-color="font-color"/>
    </style:style>
    <style:style style:name="T5_31" style:family="text"/>
    <style:style style:name="T5_32" style:family="text">
      <style:text-properties fo:color="#1155cc" style:text-underline-style="solid" style:text-underline-color="font-color"/>
    </style:style>
    <style:style style:name="T5_33" style:family="text"/>
    <style:style style:name="T5_34" style:family="text">
      <style:text-properties fo:color="#1155cc" style:text-underline-style="solid" style:text-underline-color="font-color"/>
    </style:style>
    <style:style style:name="T5_35" style:family="text"/>
    <style:style style:name="T5_36" style:family="text">
      <style:text-properties fo:color="#1155cc" style:text-underline-style="solid" style:text-underline-color="font-color"/>
    </style:style>
    <style:style style:name="T5_37" style:family="text"/>
    <style:style style:name="T5_38" style:family="text">
      <style:text-properties fo:color="#1155cc" style:text-underline-style="solid" style:text-underline-color="font-color"/>
    </style:style>
    <style:style style:name="T5_39" style:family="text"/>
    <style:style style:name="T5_40" style:family="text">
      <style:text-properties fo:color="#1155cc" style:text-underline-style="solid" style:text-underline-color="font-color"/>
    </style:style>
    <style:style style:name="T5_41" style:family="text"/>
    <style:style style:name="T5_42" style:family="text">
      <style:text-properties fo:color="#1155cc" style:text-underline-style="solid" style:text-underline-color="font-color"/>
    </style:style>
    <style:style style:name="T5_43" style:family="text"/>
    <style:style style:name="T5_44" style:family="text">
      <style:text-properties fo:color="#1155cc" style:text-underline-style="solid" style:text-underline-color="font-color"/>
    </style:style>
    <style:style style:name="T5_45" style:family="text"/>
    <style:style style:name="T5_46" style:family="text">
      <style:text-properties fo:color="#1155cc" style:text-underline-style="solid" style:text-underline-color="font-color"/>
    </style:style>
    <style:style style:name="T5_47" style:family="text"/>
    <style:style style:name="T5_48" style:family="text">
      <style:text-properties fo:color="#1155cc" style:text-underline-style="solid" style:text-underline-color="font-color"/>
    </style:style>
    <style:style style:name="T5_49" style:family="text"/>
    <style:style style:name="T5_50" style:family="text">
      <style:text-properties fo:color="#1155cc" style:text-underline-style="solid" style:text-underline-color="font-color"/>
    </style:style>
    <style:style style:name="T5_51" style:family="text"/>
    <style:style style:name="T5_52" style:family="text">
      <style:text-properties fo:color="#1155cc" style:text-underline-style="solid" style:text-underline-color="font-color"/>
    </style:style>
    <style:style style:name="T5_53" style:family="text"/>
    <style:style style:name="T5_54" style:family="text">
      <style:text-properties fo:color="#1155cc" style:text-underline-style="solid" style:text-underline-color="font-color"/>
    </style:style>
    <style:style style:name="T5_55" style:family="text"/>
    <style:style style:name="T5_56" style:family="text">
      <style:text-properties fo:color="#1155cc" style:text-underline-style="solid" style:text-underline-color="font-color"/>
    </style:style>
    <style:style style:name="T5_57" style:family="text"/>
    <style:style style:name="T5_58" style:family="text">
      <style:text-properties fo:color="#1155cc" style:text-underline-style="solid" style:text-underline-color="font-color"/>
    </style:style>
    <style:style style:name="T5_59" style:family="text"/>
    <style:style style:name="T5_60" style:family="text">
      <style:text-properties fo:color="#1155cc" style:text-underline-style="solid" style:text-underline-color="font-color"/>
    </style:style>
    <style:style style:name="T5_61" style:family="text"/>
    <style:style style:name="T5_62" style:family="text">
      <style:text-properties fo:color="#1155cc" style:text-underline-style="solid" style:text-underline-color="font-color"/>
    </style:style>
    <style:style style:name="T5_63" style:family="text"/>
    <style:style style:name="T5_64" style:family="text">
      <style:text-properties fo:color="#1155cc" style:text-underline-style="solid" style:text-underline-color="font-color"/>
    </style:style>
    <style:style style:name="T5_65" style:family="text"/>
    <style:style style:name="T5_66" style:family="text">
      <style:text-properties fo:color="#1155cc" style:text-underline-style="solid" style:text-underline-color="font-color"/>
    </style:style>
    <style:style style:name="T5_67" style:family="text"/>
    <style:style style:name="T5_68" style:family="text">
      <style:text-properties fo:color="#1155cc" style:text-underline-style="solid" style:text-underline-color="font-color"/>
    </style:style>
    <style:style style:name="T5_69" style:family="text"/>
    <style:style style:name="T5_70" style:family="text">
      <style:text-properties fo:color="#1155cc" style:text-underline-style="solid" style:text-underline-color="font-color"/>
    </style:style>
    <style:style style:name="T5_71" style:family="text"/>
    <style:style style:name="T5_72" style:family="text">
      <style:text-properties fo:color="#1155cc" style:text-underline-style="solid" style:text-underline-color="font-color"/>
    </style:style>
    <style:style style:name="T5_73" style:family="text"/>
    <style:style style:name="T5_74" style:family="text">
      <style:text-properties fo:color="#1155cc" style:text-underline-style="solid" style:text-underline-color="font-color"/>
    </style:style>
    <style:style style:name="T5_75" style:family="text"/>
    <style:style style:name="T5_76" style:family="text">
      <style:text-properties fo:color="#1155cc" style:text-underline-style="solid" style:text-underline-color="font-color"/>
    </style:style>
    <style:style style:name="T5_77" style:family="text"/>
    <style:style style:name="T5_78" style:family="text">
      <style:text-properties fo:color="#1155cc" style:text-underline-style="solid" style:text-underline-color="font-color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>
      <style:text-properties fo:color="#1155cc" style:text-underline-style="solid" style:text-underline-color="font-color"/>
    </style:style>
    <style:style style:name="T6_3" style:family="text"/>
    <style:style style:name="T6_4" style:family="text">
      <style:text-properties fo:color="#1155cc" style:text-underline-style="solid" style:text-underline-color="font-color"/>
    </style:style>
    <style:style style:name="T6_5" style:family="text"/>
    <style:style style:name="T6_6" style:family="text">
      <style:text-properties fo:color="#1155cc" style:text-underline-style="solid" style:text-underline-color="font-color"/>
    </style:style>
    <style:style style:name="T6_7" style:family="text"/>
    <style:style style:name="T6_8" style:family="text">
      <style:text-properties fo:color="#1155cc" style:text-underline-style="solid" style:text-underline-color="font-color"/>
    </style:style>
    <style:style style:name="T6_9" style:family="text"/>
    <style:style style:name="T6_10" style:family="text">
      <style:text-properties fo:color="#1155cc" style:text-underline-style="solid" style:text-underline-color="font-color"/>
    </style:style>
    <style:style style:name="T6_11" style:family="text"/>
    <style:style style:name="T6_12" style:family="text">
      <style:text-properties fo:color="#1155cc" style:text-underline-style="solid" style:text-underline-color="font-color"/>
    </style:style>
    <style:style style:name="T6_13" style:family="text"/>
    <style:style style:name="T6_14" style:family="text">
      <style:text-properties fo:color="#1155cc" style:text-underline-style="solid" style:text-underline-color="font-color"/>
    </style:style>
    <style:style style:name="T6_15" style:family="text"/>
    <style:style style:name="T6_16" style:family="text">
      <style:text-properties fo:color="#1155cc" style:text-underline-style="solid" style:text-underline-color="font-color"/>
    </style:style>
    <style:style style:name="T6_17" style:family="text"/>
    <style:style style:name="T6_18" style:family="text">
      <style:text-properties fo:color="#1155cc" style:text-underline-style="solid" style:text-underline-color="font-color"/>
    </style:style>
    <style:style style:name="T6_19" style:family="text"/>
    <style:style style:name="T6_20" style:family="text">
      <style:text-properties fo:color="#1155cc" style:text-underline-style="solid" style:text-underline-color="font-color"/>
    </style:style>
    <style:style style:name="T6_21" style:family="text"/>
    <style:style style:name="T6_22" style:family="text">
      <style:text-properties fo:color="#1155cc" style:text-underline-style="solid" style:text-underline-color="font-color"/>
    </style:style>
    <style:style style:name="T6_23" style:family="text"/>
    <style:style style:name="T6_24" style:family="text">
      <style:text-properties fo:color="#1155cc" style:text-underline-style="solid" style:text-underline-color="font-color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T9_3" style:family="text"/>
    <style:style style:name="T9_4" style:family="text">
      <style:text-properties fo:color="#1155cc" style:text-underline-style="solid" style:text-underline-color="font-color"/>
    </style:style>
    <style:style style:name="T9_5" style:family="text"/>
    <style:style style:name="T9_6" style:family="text">
      <style:text-properties fo:color="#1155cc" style:text-underline-style="solid" style:text-underline-color="font-color"/>
    </style:style>
    <style:style style:name="T9_7" style:family="text"/>
    <style:style style:name="T9_8" style:family="text">
      <style:text-properties fo:color="#1155cc" style:text-underline-style="solid" style:text-underline-color="font-color"/>
    </style:style>
    <style:style style:name="T9_9" style:family="text"/>
    <style:style style:name="T9_10" style:family="text">
      <style:text-properties fo:color="#1155cc" style:text-underline-style="solid" style:text-underline-color="font-color"/>
    </style:style>
    <style:style style:name="T9_11" style:family="text"/>
    <style:style style:name="T9_12" style:family="text">
      <style:text-properties fo:color="#1155cc" style:text-underline-style="solid" style:text-underline-color="font-color"/>
    </style:style>
    <style:style style:name="T9_13" style:family="text"/>
    <style:style style:name="T9_14" style:family="text">
      <style:text-properties fo:color="#1155cc" style:text-underline-style="solid" style:text-underline-color="font-color"/>
    </style:style>
    <style:style style:name="T9_15" style:family="text"/>
    <style:style style:name="T9_16" style:family="text">
      <style:text-properties fo:color="#1155cc" style:text-underline-style="solid" style:text-underline-color="font-color"/>
    </style:style>
    <style:style style:name="T9_17" style:family="text"/>
    <style:style style:name="T9_18" style:family="text">
      <style:text-properties fo:color="#1155cc" style:text-underline-style="solid" style:text-underline-color="font-color"/>
    </style:style>
    <style:style style:name="T9_19" style:family="text"/>
    <style:style style:name="T9_20" style:family="text">
      <style:text-properties fo:color="#1155cc" style:text-underline-style="solid" style:text-underline-color="font-color"/>
    </style:style>
    <style:style style:name="T9_21" style:family="text"/>
    <style:style style:name="T9_22" style:family="text">
      <style:text-properties fo:color="#1155cc" style:text-underline-style="solid" style:text-underline-color="font-color"/>
    </style:style>
    <style:style style:name="T9_23" style:family="text"/>
    <style:style style:name="T9_24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T12_3" style:family="text"/>
    <style:style style:name="T12_4" style:family="text">
      <style:text-properties fo:color="#1155cc" style:text-underline-style="solid" style:text-underline-color="font-color"/>
    </style:style>
    <style:style style:name="T12_5" style:family="text"/>
    <style:style style:name="T12_6" style:family="text">
      <style:text-properties fo:color="#1155cc" style:text-underline-style="solid" style:text-underline-color="font-color"/>
    </style:style>
    <style:style style:name="T12_7" style:family="text"/>
    <style:style style:name="T12_8" style:family="text">
      <style:text-properties fo:color="#1155cc" style:text-underline-style="solid" style:text-underline-color="font-color"/>
    </style:style>
    <style:style style:name="T12_9" style:family="text"/>
    <style:style style:name="T12_10" style:family="text">
      <style:text-properties fo:color="#1155cc" style:text-underline-style="solid" style:text-underline-color="font-color"/>
    </style:style>
    <style:style style:name="T12_11" style:family="text"/>
    <style:style style:name="T12_12" style:family="text">
      <style:text-properties fo:color="#1155cc" style:text-underline-style="solid" style:text-underline-color="font-color"/>
    </style:style>
    <style:style style:name="T12_13" style:family="text"/>
    <style:style style:name="T12_14" style:family="text">
      <style:text-properties fo:color="#1155cc" style:text-underline-style="solid" style:text-underline-color="font-color"/>
    </style:style>
    <style:style style:name="T12_15" style:family="text"/>
    <style:style style:name="T12_16" style:family="text">
      <style:text-properties fo:color="#1155cc" style:text-underline-style="solid" style:text-underline-color="font-color"/>
    </style:style>
    <style:style style:name="T12_17" style:family="text"/>
    <style:style style:name="T12_18" style:family="text">
      <style:text-properties fo:color="#1155cc" style:text-underline-style="solid" style:text-underline-color="font-color"/>
    </style:style>
    <style:style style:name="T12_19" style:family="text"/>
    <style:style style:name="T12_20" style:family="text">
      <style:text-properties fo:color="#1155cc" style:text-underline-style="solid" style:text-underline-color="font-color"/>
    </style:style>
    <style:style style:name="T12_21" style:family="text"/>
    <style:style style:name="T12_22" style:family="text">
      <style:text-properties fo:color="#1155cc" style:text-underline-style="solid" style:text-underline-color="font-color"/>
    </style:style>
    <style:style style:name="T12_23" style:family="text"/>
    <style:style style:name="T12_24" style:family="text">
      <style:text-properties fo:color="#1155cc" style:text-underline-style="solid" style:text-underline-color="font-color"/>
    </style:style>
    <style:style style:name="T12_25" style:family="text"/>
    <style:style style:name="T12_26" style:family="text">
      <style:text-properties fo:color="#1155cc" style:text-underline-style="solid" style:text-underline-color="font-color"/>
    </style:style>
    <style:style style:name="T12_27" style:family="text"/>
    <style:style style:name="T12_28" style:family="text">
      <style:text-properties fo:color="#1155cc" style:text-underline-style="solid" style:text-underline-color="font-color"/>
    </style:style>
    <style:style style:name="T12_29" style:family="text"/>
    <style:style style:name="T12_30" style:family="text">
      <style:text-properties fo:color="#1155cc" style:text-underline-style="solid" style:text-underline-color="font-color"/>
    </style:style>
    <style:style style:name="T12_31" style:family="text"/>
    <style:style style:name="T12_32" style:family="text">
      <style:text-properties fo:color="#1155cc" style:text-underline-style="solid" style:text-underline-color="font-color"/>
    </style:style>
    <style:style style:name="T12_33" style:family="text"/>
    <style:style style:name="T12_34" style:family="text">
      <style:text-properties fo:color="#1155cc" style:text-underline-style="solid" style:text-underline-color="font-color"/>
    </style:style>
    <style:style style:name="T12_35" style:family="text"/>
    <style:style style:name="T12_36" style:family="text">
      <style:text-properties fo:color="#1155cc" style:text-underline-style="solid" style:text-underline-color="font-color"/>
    </style:style>
    <style:style style:name="T12_37" style:family="text"/>
    <style:style style:name="T12_38" style:family="text">
      <style:text-properties fo:color="#1155cc" style:text-underline-style="solid" style:text-underline-color="font-color"/>
    </style:style>
    <style:style style:name="T12_39" style:family="text"/>
    <style:style style:name="T12_40" style:family="text">
      <style:text-properties fo:color="#1155cc" style:text-underline-style="solid" style:text-underline-color="font-color"/>
    </style:style>
    <style:style style:name="T12_41" style:family="text"/>
    <style:style style:name="T12_42" style:family="text">
      <style:text-properties fo:color="#1155cc" style:text-underline-style="solid" style:text-underline-color="font-color"/>
    </style:style>
    <style:style style:name="T12_43" style:family="text"/>
    <style:style style:name="T12_44" style:family="text">
      <style:text-properties fo:color="#1155cc" style:text-underline-style="solid" style:text-underline-color="font-color"/>
    </style:style>
    <style:style style:name="T12_45" style:family="text"/>
    <style:style style:name="T12_46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T15_3" style:family="text"/>
    <style:style style:name="T15_4" style:family="text">
      <style:text-properties fo:color="#1155cc" style:text-underline-style="solid" style:text-underline-color="font-color"/>
    </style:style>
    <style:style style:name="T15_5" style:family="text"/>
    <style:style style:name="T15_6" style:family="text">
      <style:text-properties fo:color="#1155cc" style:text-underline-style="solid" style:text-underline-color="font-color"/>
    </style:style>
    <style:style style:name="T15_7" style:family="text"/>
    <style:style style:name="T15_8" style:family="text">
      <style:text-properties fo:color="#1155cc" style:text-underline-style="solid" style:text-underline-color="font-color"/>
    </style:style>
    <style:style style:name="T15_9" style:family="text"/>
    <style:style style:name="T15_10" style:family="text">
      <style:text-properties fo:color="#1155cc" style:text-underline-style="solid" style:text-underline-color="font-color"/>
    </style:style>
    <style:style style:name="T15_11" style:family="text"/>
    <style:style style:name="T15_12" style:family="text">
      <style:text-properties fo:color="#1155cc" style:text-underline-style="solid" style:text-underline-color="font-color"/>
    </style:style>
    <style:style style:name="T15_13" style:family="text"/>
    <style:style style:name="T15_14" style:family="text">
      <style:text-properties fo:color="#1155cc" style:text-underline-style="solid" style:text-underline-color="font-color"/>
    </style:style>
    <style:style style:name="T15_15" style:family="text"/>
    <style:style style:name="T15_16" style:family="text">
      <style:text-properties fo:color="#1155cc" style:text-underline-style="solid" style:text-underline-color="font-color"/>
    </style:style>
    <style:style style:name="T15_17" style:family="text"/>
    <style:style style:name="T15_18" style:family="text">
      <style:text-properties fo:color="#1155cc" style:text-underline-style="solid" style:text-underline-color="font-color"/>
    </style:style>
    <style:style style:name="T15_19" style:family="text"/>
    <style:style style:name="T15_20" style:family="text">
      <style:text-properties fo:color="#1155cc" style:text-underline-style="solid" style:text-underline-color="font-color"/>
    </style:style>
    <style:style style:name="T15_21" style:family="text"/>
    <style:style style:name="T15_22" style:family="text">
      <style:text-properties fo:color="#1155cc" style:text-underline-style="solid" style:text-underline-color="font-color"/>
    </style:style>
    <style:style style:name="T15_23" style:family="text"/>
    <style:style style:name="T15_24" style:family="text">
      <style:text-properties fo:color="#1155cc" style:text-underline-style="solid" style:text-underline-color="font-color"/>
    </style:style>
    <style:style style:name="T15_25" style:family="text"/>
    <style:style style:name="T15_26" style:family="text">
      <style:text-properties fo:color="#1155cc" style:text-underline-style="solid" style:text-underline-color="font-color"/>
    </style:style>
    <style:style style:name="T15_27" style:family="text"/>
    <style:style style:name="T15_28" style:family="text">
      <style:text-properties fo:color="#1155cc" style:text-underline-style="solid" style:text-underline-color="font-color"/>
    </style:style>
    <style:style style:name="T15_29" style:family="text"/>
    <style:style style:name="T15_30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>
      <style:text-properties fo:color="#1155cc" style:text-underline-style="solid" style:text-underline-color="font-color"/>
    </style:style>
    <style:style style:name="T18_3" style:family="text"/>
    <style:style style:name="T18_4" style:family="text">
      <style:text-properties fo:color="#1155cc" style:text-underline-style="solid" style:text-underline-color="font-color"/>
    </style:style>
    <style:style style:name="T18_5" style:family="text"/>
    <style:style style:name="T18_6" style:family="text">
      <style:text-properties fo:color="#1155cc" style:text-underline-style="solid" style:text-underline-color="font-color"/>
    </style:style>
    <style:style style:name="T18_7" style:family="text"/>
    <style:style style:name="T18_8" style:family="text">
      <style:text-properties fo:color="#1155cc" style:text-underline-style="solid" style:text-underline-color="font-color"/>
    </style:style>
    <style:style style:name="T18_9" style:family="text"/>
    <style:style style:name="T18_10" style:family="text">
      <style:text-properties fo:color="#1155cc" style:text-underline-style="solid" style:text-underline-color="font-color"/>
    </style:style>
    <style:style style:name="T18_11" style:family="text"/>
    <style:style style:name="T18_12" style:family="text">
      <style:text-properties fo:color="#1155cc" style:text-underline-style="solid" style:text-underline-color="font-color"/>
    </style:style>
    <style:style style:name="T18_13" style:family="text"/>
    <style:style style:name="T18_14" style:family="text">
      <style:text-properties fo:color="#1155cc" style:text-underline-style="solid" style:text-underline-color="font-color"/>
    </style:style>
    <style:style style:name="T18_15" style:family="text"/>
    <style:style style:name="T18_16" style:family="text">
      <style:text-properties fo:color="#1155cc" style:text-underline-style="solid" style:text-underline-color="font-color"/>
    </style:style>
    <style:style style:name="T18_17" style:family="text"/>
    <style:style style:name="T18_18" style:family="text">
      <style:text-properties fo:color="#1155cc" style:text-underline-style="solid" style:text-underline-color="font-color"/>
    </style:style>
    <style:style style:name="T18_19" style:family="text"/>
    <style:style style:name="T18_20" style:family="text">
      <style:text-properties fo:color="#1155cc" style:text-underline-style="solid" style:text-underline-color="font-color"/>
    </style:style>
    <style:style style:name="T18_21" style:family="text"/>
    <style:style style:name="T18_22" style:family="text">
      <style:text-properties fo:color="#1155cc" style:text-underline-style="solid" style:text-underline-color="font-color"/>
    </style:style>
    <style:style style:name="T18_23" style:family="text"/>
    <style:style style:name="T18_24" style:family="text">
      <style:text-properties fo:color="#1155cc" style:text-underline-style="solid" style:text-underline-color="font-color"/>
    </style:style>
    <style:style style:name="T18_25" style:family="text"/>
    <style:style style:name="T18_26" style:family="text">
      <style:text-properties fo:color="#1155cc" style:text-underline-style="solid" style:text-underline-color="font-color"/>
    </style:style>
    <style:style style:name="T18_27" style:family="text"/>
    <style:style style:name="T18_28" style:family="text">
      <style:text-properties fo:color="#1155cc" style:text-underline-style="solid" style:text-underline-color="font-color"/>
    </style:style>
    <style:style style:name="T18_29" style:family="text"/>
    <style:style style:name="T18_30" style:family="text">
      <style:text-properties fo:color="#1155cc" style:text-underline-style="solid" style:text-underline-color="font-color"/>
    </style:style>
    <style:style style:name="T18_31" style:family="text"/>
    <style:style style:name="T18_32" style:family="text">
      <style:text-properties fo:color="#1155cc" style:text-underline-style="solid" style:text-underline-color="font-color"/>
    </style:style>
    <style:style style:name="T18_33" style:family="text"/>
    <style:style style:name="T18_34" style:family="text">
      <style:text-properties fo:color="#1155cc" style:text-underline-style="solid" style:text-underline-color="font-color"/>
    </style:style>
    <style:style style:name="T18_35" style:family="text"/>
    <style:style style:name="T18_36" style:family="text">
      <style:text-properties fo:color="#1155cc" style:text-underline-style="solid" style:text-underline-color="font-color"/>
    </style:style>
    <style:style style:name="T18_37" style:family="text"/>
    <style:style style:name="T18_38" style:family="text">
      <style:text-properties fo:color="#1155cc" style:text-underline-style="solid" style:text-underline-color="font-color"/>
    </style:style>
    <style:style style:name="T18_39" style:family="text"/>
    <style:style style:name="T18_40" style:family="text">
      <style:text-properties fo:color="#1155cc" style:text-underline-style="solid" style:text-underline-color="font-color"/>
    </style:style>
    <style:style style:name="T18_41" style:family="text"/>
    <style:style style:name="T18_42" style:family="text">
      <style:text-properties fo:color="#1155cc" style:text-underline-style="solid" style:text-underline-color="font-color"/>
    </style:style>
    <style:style style:name="T18_43" style:family="text"/>
    <style:style style:name="T18_44" style:family="text">
      <style:text-properties fo:color="#1155cc" style:text-underline-style="solid" style:text-underline-color="font-color"/>
    </style:style>
    <style:style style:name="T18_45" style:family="text"/>
    <style:style style:name="T18_46" style:family="text">
      <style:text-properties fo:color="#1155cc" style:text-underline-style="solid" style:text-underline-color="font-color"/>
    </style:style>
    <style:style style:name="T18_47" style:family="text"/>
    <style:style style:name="T18_48" style:family="text">
      <style:text-properties fo:color="#1155cc" style:text-underline-style="solid" style:text-underline-color="font-color"/>
    </style:style>
    <style:style style:name="T18_49" style:family="text"/>
    <style:style style:name="T18_50" style:family="text">
      <style:text-properties fo:color="#1155cc" style:text-underline-style="solid" style:text-underline-color="font-color"/>
    </style:style>
    <style:style style:name="T18_51" style:family="text"/>
    <style:style style:name="T18_52" style:family="text">
      <style:text-properties fo:color="#1155cc" style:text-underline-style="solid" style:text-underline-color="font-color"/>
    </style:style>
    <style:style style:name="T18_53" style:family="text"/>
    <style:style style:name="T18_54" style:family="text">
      <style:text-properties fo:color="#1155cc" style:text-underline-style="solid" style:text-underline-color="font-color"/>
    </style:style>
    <style:style style:name="T18_55" style:family="text"/>
    <style:style style:name="T18_56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>
      <style:text-properties fo:color="#1155cc" style:text-underline-style="solid" style:text-underline-color="font-color"/>
    </style:style>
    <style:style style:name="T19_3" style:family="text"/>
    <style:style style:name="T19_4" style:family="text">
      <style:text-properties fo:color="#1155cc" style:text-underline-style="solid" style:text-underline-color="font-color"/>
    </style:style>
    <style:style style:name="T19_5" style:family="text"/>
    <style:style style:name="T19_6" style:family="text">
      <style:text-properties fo:color="#1155cc" style:text-underline-style="solid" style:text-underline-color="font-color"/>
    </style:style>
    <style:style style:name="T19_7" style:family="text"/>
    <style:style style:name="T19_8" style:family="text">
      <style:text-properties fo:color="#1155cc" style:text-underline-style="solid" style:text-underline-color="font-color"/>
    </style:style>
    <style:style style:name="T19_9" style:family="text"/>
    <style:style style:name="T19_10" style:family="text">
      <style:text-properties fo:color="#1155cc" style:text-underline-style="solid" style:text-underline-color="font-color"/>
    </style:style>
    <style:style style:name="T19_11" style:family="text"/>
    <style:style style:name="T19_12" style:family="text">
      <style:text-properties fo:color="#1155cc" style:text-underline-style="solid" style:text-underline-color="font-color"/>
    </style:style>
    <style:style style:name="T19_13" style:family="text"/>
    <style:style style:name="T19_14" style:family="text">
      <style:text-properties fo:color="#1155cc" style:text-underline-style="solid" style:text-underline-color="font-color"/>
    </style:style>
    <style:style style:name="T19_15" style:family="text"/>
    <style:style style:name="T19_16" style:family="text">
      <style:text-properties fo:color="#1155cc" style:text-underline-style="solid" style:text-underline-color="font-color"/>
    </style:style>
    <style:style style:name="T19_17" style:family="text"/>
    <style:style style:name="T19_18" style:family="text">
      <style:text-properties fo:color="#1155cc" style:text-underline-style="solid" style:text-underline-color="font-color"/>
    </style:style>
    <style:style style:name="T19_19" style:family="text"/>
    <style:style style:name="T19_20" style:family="text">
      <style:text-properties fo:color="#1155cc" style:text-underline-style="solid" style:text-underline-color="font-color"/>
    </style:style>
    <style:style style:name="T19_21" style:family="text"/>
    <style:style style:name="T19_22" style:family="text">
      <style:text-properties fo:color="#1155cc" style:text-underline-style="solid" style:text-underline-color="font-color"/>
    </style:style>
    <style:style style:name="T19_23" style:family="text"/>
    <style:style style:name="T19_24" style:family="text">
      <style:text-properties fo:color="#1155cc" style:text-underline-style="solid" style:text-underline-color="font-color"/>
    </style:style>
    <style:style style:name="T19_25" style:family="text"/>
    <style:style style:name="T19_26" style:family="text">
      <style:text-properties fo:color="#1155cc" style:text-underline-style="solid" style:text-underline-color="font-color"/>
    </style:style>
    <style:style style:name="T19_27" style:family="text"/>
    <style:style style:name="T19_28" style:family="text">
      <style:text-properties fo:color="#1155cc" style:text-underline-style="solid" style:text-underline-color="font-color"/>
    </style:style>
    <style:style style:name="T19_29" style:family="text"/>
    <style:style style:name="T19_30" style:family="text">
      <style:text-properties fo:color="#1155cc" style:text-underline-style="solid" style:text-underline-color="font-color"/>
    </style:style>
    <style:style style:name="T19_31" style:family="text"/>
    <style:style style:name="T19_32" style:family="text">
      <style:text-properties fo:color="#1155cc" style:text-underline-style="solid" style:text-underline-color="font-color"/>
    </style:style>
    <style:style style:name="T19_33" style:family="text"/>
    <style:style style:name="T19_34" style:family="text">
      <style:text-properties fo:color="#1155cc" style:text-underline-style="solid" style:text-underline-color="font-color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>
      <style:text-properties fo:color="#1155cc" style:text-underline-style="solid" style:text-underline-color="font-color"/>
    </style:style>
    <style:style style:name="T20_3" style:family="text"/>
    <style:style style:name="T20_4" style:family="text">
      <style:text-properties fo:color="#1155cc" style:text-underline-style="solid" style:text-underline-color="font-color"/>
    </style:style>
    <style:style style:name="T20_5" style:family="text"/>
    <style:style style:name="T20_6" style:family="text">
      <style:text-properties fo:color="#1155cc" style:text-underline-style="solid" style:text-underline-color="font-color"/>
    </style:style>
    <style:style style:name="T20_7" style:family="text"/>
    <style:style style:name="T20_8" style:family="text">
      <style:text-properties fo:color="#1155cc" style:text-underline-style="solid" style:text-underline-color="font-color"/>
    </style:style>
    <style:style style:name="T20_9" style:family="text"/>
    <style:style style:name="T20_10" style:family="text">
      <style:text-properties fo:color="#1155cc" style:text-underline-style="solid" style:text-underline-color="font-color"/>
    </style:style>
    <style:style style:name="T20_11" style:family="text"/>
    <style:style style:name="T20_12" style:family="text">
      <style:text-properties fo:color="#1155cc" style:text-underline-style="solid" style:text-underline-color="font-color"/>
    </style:style>
    <style:style style:name="T20_13" style:family="text"/>
    <style:style style:name="T20_14" style:family="text">
      <style:text-properties fo:color="#1155cc" style:text-underline-style="solid" style:text-underline-color="font-color"/>
    </style:style>
    <style:style style:name="T20_15" style:family="text"/>
    <style:style style:name="T20_16" style:family="text">
      <style:text-properties fo:color="#1155cc" style:text-underline-style="solid" style:text-underline-color="font-color"/>
    </style:style>
    <style:style style:name="T20_17" style:family="text"/>
    <style:style style:name="T20_18" style:family="text">
      <style:text-properties fo:color="#1155cc" style:text-underline-style="solid" style:text-underline-color="font-color"/>
    </style:style>
    <style:style style:name="T20_19" style:family="text"/>
    <style:style style:name="T20_20" style:family="text">
      <style:text-properties fo:color="#1155cc" style:text-underline-style="solid" style:text-underline-color="font-color"/>
    </style:style>
    <style:style style:name="T20_21" style:family="text"/>
    <style:style style:name="T20_22" style:family="text">
      <style:text-properties fo:color="#1155cc" style:text-underline-style="solid" style:text-underline-color="font-color"/>
    </style:style>
    <style:style style:name="T20_23" style:family="text"/>
    <style:style style:name="T20_24" style:family="text">
      <style:text-properties fo:color="#1155cc" style:text-underline-style="solid" style:text-underline-color="font-color"/>
    </style:style>
    <style:style style:name="T20_25" style:family="text"/>
    <style:style style:name="T20_26" style:family="text">
      <style:text-properties fo:color="#1155cc" style:text-underline-style="solid" style:text-underline-color="font-color"/>
    </style:style>
    <style:style style:name="T20_27" style:family="text"/>
    <style:style style:name="T20_28" style:family="text">
      <style:text-properties fo:color="#1155cc" style:text-underline-style="solid" style:text-underline-color="font-color"/>
    </style:style>
    <style:style style:name="T20_29" style:family="text"/>
    <style:style style:name="T20_30" style:family="text">
      <style:text-properties fo:color="#1155cc" style:text-underline-style="solid" style:text-underline-color="font-color"/>
    </style:style>
    <style:style style:name="T20_31" style:family="text"/>
    <style:style style:name="T20_32" style:family="text">
      <style:text-properties fo:color="#1155cc" style:text-underline-style="solid" style:text-underline-color="font-color"/>
    </style:style>
    <style:style style:name="T20_33" style:family="text"/>
    <style:style style:name="T20_34" style:family="text">
      <style:text-properties fo:color="#1155cc" style:text-underline-style="solid" style:text-underline-color="font-color"/>
    </style:style>
    <style:style style:name="T20_35" style:family="text"/>
    <style:style style:name="T20_36" style:family="text">
      <style:text-properties fo:color="#1155cc" style:text-underline-style="solid" style:text-underline-color="font-color"/>
    </style:style>
    <style:style style:name="T20_37" style:family="text"/>
    <style:style style:name="T20_38" style:family="text">
      <style:text-properties fo:color="#1155cc" style:text-underline-style="solid" style:text-underline-color="font-color"/>
    </style:style>
    <style:style style:name="T20_39" style:family="text"/>
    <style:style style:name="T20_40" style:family="text">
      <style:text-properties fo:color="#1155cc" style:text-underline-style="solid" style:text-underline-color="font-color"/>
    </style:style>
    <style:style style:name="T20_41" style:family="text"/>
    <style:style style:name="T20_42" style:family="text">
      <style:text-properties fo:color="#1155cc" style:text-underline-style="solid" style:text-underline-color="font-color"/>
    </style:style>
    <style:style style:name="T20_43" style:family="text"/>
    <style:style style:name="T20_44" style:family="text">
      <style:text-properties fo:color="#1155cc" style:text-underline-style="solid" style:text-underline-color="font-color"/>
    </style:style>
    <style:style style:name="T20_45" style:family="text"/>
    <style:style style:name="T20_46" style:family="text">
      <style:text-properties fo:color="#1155cc" style:text-underline-style="solid" style:text-underline-color="font-color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>
      <style:text-properties fo:color="#1155cc" style:text-underline-style="solid" style:text-underline-color="font-color"/>
    </style:style>
    <style:style style:name="T21_3" style:family="text"/>
    <style:style style:name="T21_4" style:family="text">
      <style:text-properties fo:color="#1155cc" style:text-underline-style="solid" style:text-underline-color="font-color"/>
    </style:style>
    <style:style style:name="T21_5" style:family="text"/>
    <style:style style:name="T21_6" style:family="text">
      <style:text-properties fo:color="#1155cc" style:text-underline-style="solid" style:text-underline-color="font-color"/>
    </style:style>
    <style:style style:name="T21_7" style:family="text"/>
    <style:style style:name="T21_8" style:family="text">
      <style:text-properties fo:color="#1155cc" style:text-underline-style="solid" style:text-underline-color="font-color"/>
    </style:style>
    <style:style style:name="T21_9" style:family="text"/>
    <style:style style:name="T21_10" style:family="text">
      <style:text-properties fo:color="#1155cc" style:text-underline-style="solid" style:text-underline-color="font-color"/>
    </style:style>
    <style:style style:name="T21_11" style:family="text"/>
    <style:style style:name="T21_12" style:family="text">
      <style:text-properties fo:color="#1155cc" style:text-underline-style="solid" style:text-underline-color="font-color"/>
    </style:style>
    <style:style style:name="T21_13" style:family="text"/>
    <style:style style:name="T21_14" style:family="text">
      <style:text-properties fo:color="#1155cc" style:text-underline-style="solid" style:text-underline-color="font-color"/>
    </style:style>
    <style:style style:name="T21_15" style:family="text"/>
    <style:style style:name="T21_16" style:family="text">
      <style:text-properties fo:color="#1155cc" style:text-underline-style="solid" style:text-underline-color="font-color"/>
    </style:style>
    <style:style style:name="T21_17" style:family="text"/>
    <style:style style:name="T21_18" style:family="text">
      <style:text-properties fo:color="#1155cc" style:text-underline-style="solid" style:text-underline-color="font-color"/>
    </style:style>
    <style:style style:name="T21_19" style:family="text"/>
    <style:style style:name="T21_20" style:family="text">
      <style:text-properties fo:color="#1155cc" style:text-underline-style="solid" style:text-underline-color="font-color"/>
    </style:style>
    <style:style style:name="T21_21" style:family="text"/>
    <style:style style:name="T21_22" style:family="text">
      <style:text-properties fo:color="#1155cc" style:text-underline-style="solid" style:text-underline-color="font-color"/>
    </style:style>
    <style:style style:name="T21_23" style:family="text"/>
    <style:style style:name="T21_24" style:family="text">
      <style:text-properties fo:color="#1155cc" style:text-underline-style="solid" style:text-underline-color="font-color"/>
    </style:style>
    <style:style style:name="T21_25" style:family="text"/>
    <style:style style:name="T21_26" style:family="text">
      <style:text-properties fo:color="#1155cc" style:text-underline-style="solid" style:text-underline-color="font-color"/>
    </style:style>
    <style:style style:name="T21_27" style:family="text"/>
    <style:style style:name="T21_28" style:family="text">
      <style:text-properties fo:color="#1155cc" style:text-underline-style="solid" style:text-underline-color="font-color"/>
    </style:style>
    <style:style style:name="T21_29" style:family="text"/>
    <style:style style:name="T21_30" style:family="text">
      <style:text-properties fo:color="#1155cc" style:text-underline-style="solid" style:text-underline-color="font-color"/>
    </style:style>
    <style:style style:name="T21_31" style:family="text"/>
    <style:style style:name="T21_32" style:family="text">
      <style:text-properties fo:color="#1155cc" style:text-underline-style="solid" style:text-underline-color="font-color"/>
    </style:style>
    <style:style style:name="T21_33" style:family="text"/>
    <style:style style:name="T21_34" style:family="text">
      <style:text-properties fo:color="#1155cc" style:text-underline-style="solid" style:text-underline-color="font-color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>
      <style:text-properties fo:color="#1155cc" style:text-underline-style="solid" style:text-underline-color="font-color"/>
    </style:style>
    <style:style style:name="T24_3" style:family="text"/>
    <style:style style:name="T24_4" style:family="text">
      <style:text-properties fo:color="#1155cc" style:text-underline-style="solid" style:text-underline-color="font-color"/>
    </style:style>
    <style:style style:name="T24_5" style:family="text"/>
    <style:style style:name="T24_6" style:family="text">
      <style:text-properties fo:color="#1155cc" style:text-underline-style="solid" style:text-underline-color="font-color"/>
    </style:style>
    <style:style style:name="T24_7" style:family="text"/>
    <style:style style:name="T24_8" style:family="text">
      <style:text-properties fo:color="#1155cc" style:text-underline-style="solid" style:text-underline-color="font-color"/>
    </style:style>
    <style:style style:name="T24_9" style:family="text"/>
    <style:style style:name="T24_10" style:family="text">
      <style:text-properties fo:color="#1155cc" style:text-underline-style="solid" style:text-underline-color="font-color"/>
    </style:style>
    <style:style style:name="T24_11" style:family="text"/>
    <style:style style:name="T24_12" style:family="text">
      <style:text-properties fo:color="#1155cc" style:text-underline-style="solid" style:text-underline-color="font-color"/>
    </style:style>
    <style:style style:name="T24_13" style:family="text"/>
    <style:style style:name="T24_14" style:family="text">
      <style:text-properties fo:color="#1155cc" style:text-underline-style="solid" style:text-underline-color="font-color"/>
    </style:style>
    <style:style style:name="T24_15" style:family="text"/>
    <style:style style:name="T24_16" style:family="text">
      <style:text-properties fo:color="#1155cc" style:text-underline-style="solid" style:text-underline-color="font-color"/>
    </style:style>
    <style:style style:name="T24_17" style:family="text"/>
    <style:style style:name="T24_18" style:family="text">
      <style:text-properties fo:color="#1155cc" style:text-underline-style="solid" style:text-underline-color="font-color"/>
    </style:style>
    <style:style style:name="T24_19" style:family="text"/>
    <style:style style:name="T24_20" style:family="text">
      <style:text-properties fo:color="#1155cc" style:text-underline-style="solid" style:text-underline-color="font-color"/>
    </style:style>
    <style:style style:name="T24_21" style:family="text"/>
    <style:style style:name="T24_22" style:family="text">
      <style:text-properties fo:color="#1155cc" style:text-underline-style="solid" style:text-underline-color="font-color"/>
    </style:style>
    <style:style style:name="T24_23" style:family="text"/>
    <style:style style:name="T24_24" style:family="text">
      <style:text-properties fo:color="#1155cc" style:text-underline-style="solid" style:text-underline-color="font-color"/>
    </style:style>
    <style:style style:name="T24_25" style:family="text"/>
    <style:style style:name="T24_26" style:family="text">
      <style:text-properties fo:color="#1155cc" style:text-underline-style="solid" style:text-underline-color="font-color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>
      <style:text-properties fo:color="#1155cc" style:text-underline-style="solid" style:text-underline-color="font-color"/>
    </style:style>
    <style:style style:name="T25_3" style:family="text"/>
    <style:style style:name="T25_4" style:family="text">
      <style:text-properties fo:color="#1155cc" style:text-underline-style="solid" style:text-underline-color="font-color"/>
    </style:style>
    <style:style style:name="T25_5" style:family="text"/>
    <style:style style:name="T25_6" style:family="text">
      <style:text-properties fo:color="#1155cc" style:text-underline-style="solid" style:text-underline-color="font-color"/>
    </style:style>
    <style:style style:name="T25_7" style:family="text"/>
    <style:style style:name="T25_8" style:family="text">
      <style:text-properties fo:color="#1155cc" style:text-underline-style="solid" style:text-underline-color="font-color"/>
    </style:style>
    <style:style style:name="T25_9" style:family="text"/>
    <style:style style:name="T25_10" style:family="text">
      <style:text-properties fo:color="#1155cc" style:text-underline-style="solid" style:text-underline-color="font-color"/>
    </style:style>
    <style:style style:name="T25_11" style:family="text"/>
    <style:style style:name="T25_12" style:family="text">
      <style:text-properties fo:color="#1155cc" style:text-underline-style="solid" style:text-underline-color="font-color"/>
    </style:style>
    <style:style style:name="T25_13" style:family="text"/>
    <style:style style:name="T25_14" style:family="text">
      <style:text-properties fo:color="#1155cc" style:text-underline-style="solid" style:text-underline-color="font-color"/>
    </style:style>
    <style:style style:name="T25_15" style:family="text"/>
    <style:style style:name="T25_16" style:family="text">
      <style:text-properties fo:color="#1155cc" style:text-underline-style="solid" style:text-underline-color="font-color"/>
    </style:style>
    <style:style style:name="T25_17" style:family="text"/>
    <style:style style:name="T25_18" style:family="text">
      <style:text-properties fo:color="#1155cc" style:text-underline-style="solid" style:text-underline-color="font-color"/>
    </style:style>
    <style:style style:name="T25_19" style:family="text"/>
    <style:style style:name="T25_20" style:family="text">
      <style:text-properties fo:color="#1155cc" style:text-underline-style="solid" style:text-underline-color="font-color"/>
    </style:style>
    <style:style style:name="T25_21" style:family="text"/>
    <style:style style:name="T25_22" style:family="text">
      <style:text-properties fo:color="#1155cc" style:text-underline-style="solid" style:text-underline-color="font-color"/>
    </style:style>
    <style:style style:name="T25_23" style:family="text"/>
    <style:style style:name="T25_24" style:family="text">
      <style:text-properties fo:color="#1155cc" style:text-underline-style="solid" style:text-underline-color="font-color"/>
    </style:style>
    <style:style style:name="T25_25" style:family="text"/>
    <style:style style:name="T25_26" style:family="text">
      <style:text-properties fo:color="#1155cc" style:text-underline-style="solid" style:text-underline-color="font-color"/>
    </style:style>
    <style:style style:name="T25_27" style:family="text"/>
    <style:style style:name="T25_28" style:family="text">
      <style:text-properties fo:color="#1155cc" style:text-underline-style="solid" style:text-underline-color="font-color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>
      <style:text-properties fo:color="#1155cc" style:text-underline-style="solid" style:text-underline-color="font-color"/>
    </style:style>
    <style:style style:name="T28_3" style:family="text"/>
    <style:style style:name="T28_4" style:family="text">
      <style:text-properties fo:color="#1155cc" style:text-underline-style="solid" style:text-underline-color="font-color"/>
    </style:style>
    <style:style style:name="T28_5" style:family="text"/>
    <style:style style:name="T28_6" style:family="text">
      <style:text-properties fo:color="#1155cc" style:text-underline-style="solid" style:text-underline-color="font-color"/>
    </style:style>
    <style:style style:name="T28_7" style:family="text"/>
    <style:style style:name="T28_8" style:family="text">
      <style:text-properties fo:color="#1155cc" style:text-underline-style="solid" style:text-underline-color="font-color"/>
    </style:style>
    <style:style style:name="T28_9" style:family="text"/>
    <style:style style:name="T28_10" style:family="text">
      <style:text-properties fo:color="#1155cc" style:text-underline-style="solid" style:text-underline-color="font-color"/>
    </style:style>
    <style:style style:name="T28_11" style:family="text"/>
    <style:style style:name="T28_12" style:family="text">
      <style:text-properties fo:color="#1155cc" style:text-underline-style="solid" style:text-underline-color="font-color"/>
    </style:style>
    <style:style style:name="T28_13" style:family="text"/>
    <style:style style:name="T28_14" style:family="text">
      <style:text-properties fo:color="#1155cc" style:text-underline-style="solid" style:text-underline-color="font-color"/>
    </style:style>
    <style:style style:name="T28_15" style:family="text"/>
    <style:style style:name="T28_16" style:family="text">
      <style:text-properties fo:color="#1155cc" style:text-underline-style="solid" style:text-underline-color="font-color"/>
    </style:style>
    <style:style style:name="T28_17" style:family="text"/>
    <style:style style:name="T28_18" style:family="text">
      <style:text-properties fo:color="#1155cc" style:text-underline-style="solid" style:text-underline-color="font-color"/>
    </style:style>
    <style:style style:name="T28_19" style:family="text"/>
    <style:style style:name="T28_20" style:family="text">
      <style:text-properties fo:color="#1155cc" style:text-underline-style="solid" style:text-underline-color="font-color"/>
    </style:style>
    <style:style style:name="T28_21" style:family="text"/>
    <style:style style:name="T28_22" style:family="text">
      <style:text-properties fo:color="#1155cc" style:text-underline-style="solid" style:text-underline-color="font-color"/>
    </style:style>
    <style:style style:name="T28_23" style:family="text"/>
    <style:style style:name="T28_24" style:family="text">
      <style:text-properties fo:color="#1155cc" style:text-underline-style="solid" style:text-underline-color="font-color"/>
    </style:style>
    <style:style style:name="T28_25" style:family="text"/>
    <style:style style:name="T28_26" style:family="text">
      <style:text-properties fo:color="#1155cc" style:text-underline-style="solid" style:text-underline-color="font-color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>
      <style:text-properties fo:color="#1155cc" style:text-underline-style="solid" style:text-underline-color="font-color"/>
    </style:style>
    <style:style style:name="T33_3" style:family="text"/>
    <style:style style:name="T33_4" style:family="text">
      <style:text-properties fo:color="#1155cc" style:text-underline-style="solid" style:text-underline-color="font-color"/>
    </style:style>
    <style:style style:name="T33_5" style:family="text"/>
    <style:style style:name="T33_6" style:family="text">
      <style:text-properties fo:color="#1155cc" style:text-underline-style="solid" style:text-underline-color="font-color"/>
    </style:style>
    <style:style style:name="T33_7" style:family="text"/>
    <style:style style:name="T33_8" style:family="text">
      <style:text-properties fo:color="#1155cc" style:text-underline-style="solid" style:text-underline-color="font-color"/>
    </style:style>
    <style:style style:name="T33_9" style:family="text"/>
    <style:style style:name="T33_10" style:family="text">
      <style:text-properties fo:color="#1155cc" style:text-underline-style="solid" style:text-underline-color="font-color"/>
    </style:style>
    <style:style style:name="T33_11" style:family="text"/>
    <style:style style:name="T33_12" style:family="text">
      <style:text-properties fo:color="#1155cc" style:text-underline-style="solid" style:text-underline-color="font-color"/>
    </style:style>
    <style:style style:name="T33_13" style:family="text"/>
    <style:style style:name="T33_14" style:family="text">
      <style:text-properties fo:color="#1155cc" style:text-underline-style="solid" style:text-underline-color="font-color"/>
    </style:style>
    <style:style style:name="T33_15" style:family="text"/>
    <style:style style:name="T33_16" style:family="text">
      <style:text-properties fo:color="#1155cc" style:text-underline-style="solid" style:text-underline-color="font-color"/>
    </style:style>
    <style:style style:name="T33_17" style:family="text"/>
    <style:style style:name="T33_18" style:family="text">
      <style:text-properties fo:color="#1155cc" style:text-underline-style="solid" style:text-underline-color="font-color"/>
    </style:style>
    <style:style style:name="T33_19" style:family="text"/>
    <style:style style:name="T33_20" style:family="text">
      <style:text-properties fo:color="#1155cc" style:text-underline-style="solid" style:text-underline-color="font-color"/>
    </style:style>
    <style:style style:name="T33_21" style:family="text"/>
    <style:style style:name="T33_22" style:family="text">
      <style:text-properties fo:color="#1155cc" style:text-underline-style="solid" style:text-underline-color="font-color"/>
    </style:style>
    <style:style style:name="T33_23" style:family="text"/>
    <style:style style:name="T33_24" style:family="text">
      <style:text-properties fo:color="#1155cc" style:text-underline-style="solid" style:text-underline-color="font-color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>
      <style:text-properties fo:color="#1155cc" style:text-underline-style="solid" style:text-underline-color="font-color"/>
    </style:style>
    <style:style style:name="T38_3" style:family="text"/>
    <style:style style:name="T38_4" style:family="text">
      <style:text-properties fo:color="#1155cc" style:text-underline-style="solid" style:text-underline-color="font-color"/>
    </style:style>
    <style:style style:name="T38_5" style:family="text"/>
    <style:style style:name="T38_6" style:family="text">
      <style:text-properties fo:color="#1155cc" style:text-underline-style="solid" style:text-underline-color="font-color"/>
    </style:style>
    <style:style style:name="T38_7" style:family="text"/>
    <style:style style:name="T38_8" style:family="text">
      <style:text-properties fo:color="#1155cc" style:text-underline-style="solid" style:text-underline-color="font-color"/>
    </style:style>
    <style:style style:name="T38_9" style:family="text"/>
    <style:style style:name="T38_10" style:family="text">
      <style:text-properties fo:color="#1155cc" style:text-underline-style="solid" style:text-underline-color="font-color"/>
    </style:style>
    <style:style style:name="T38_11" style:family="text"/>
    <style:style style:name="T38_12" style:family="text">
      <style:text-properties fo:color="#1155cc" style:text-underline-style="solid" style:text-underline-color="font-color"/>
    </style:style>
    <style:style style:name="T38_13" style:family="text"/>
    <style:style style:name="T38_14" style:family="text">
      <style:text-properties fo:color="#1155cc" style:text-underline-style="solid" style:text-underline-color="font-color"/>
    </style:style>
    <style:style style:name="T38_15" style:family="text"/>
    <style:style style:name="T38_16" style:family="text">
      <style:text-properties fo:color="#1155cc" style:text-underline-style="solid" style:text-underline-color="font-color"/>
    </style:style>
    <style:style style:name="T38_17" style:family="text"/>
    <style:style style:name="T38_18" style:family="text">
      <style:text-properties fo:color="#1155cc" style:text-underline-style="solid" style:text-underline-color="font-color"/>
    </style:style>
    <style:style style:name="T38_19" style:family="text"/>
    <style:style style:name="T38_20" style:family="text">
      <style:text-properties fo:color="#1155cc" style:text-underline-style="solid" style:text-underline-color="font-color"/>
    </style:style>
    <style:style style:name="T38_21" style:family="text"/>
    <style:style style:name="T38_22" style:family="text">
      <style:text-properties fo:color="#1155cc" style:text-underline-style="solid" style:text-underline-color="font-color"/>
    </style:style>
    <style:style style:name="T38_23" style:family="text"/>
    <style:style style:name="T38_24" style:family="text">
      <style:text-properties fo:color="#1155cc" style:text-underline-style="solid" style:text-underline-color="font-color"/>
    </style:style>
    <style:style style:name="T38_25" style:family="text"/>
    <style:style style:name="T38_26" style:family="text">
      <style:text-properties fo:color="#1155cc" style:text-underline-style="solid" style:text-underline-color="font-color"/>
    </style:style>
    <style:style style:name="T38_27" style:family="text"/>
    <style:style style:name="T38_28" style:family="text">
      <style:text-properties fo:color="#1155cc" style:text-underline-style="solid" style:text-underline-color="font-color"/>
    </style:style>
    <style:style style:name="T38_29" style:family="text"/>
    <style:style style:name="T38_30" style:family="text">
      <style:text-properties fo:color="#1155cc" style:text-underline-style="solid" style:text-underline-color="font-color"/>
    </style:style>
    <style:style style:name="T38_31" style:family="text"/>
    <style:style style:name="T38_32" style:family="text">
      <style:text-properties fo:color="#1155cc" style:text-underline-style="solid" style:text-underline-color="font-color"/>
    </style:style>
    <style:style style:name="T38_33" style:family="text"/>
    <style:style style:name="T38_34" style:family="text">
      <style:text-properties fo:color="#1155cc" style:text-underline-style="solid" style:text-underline-color="font-color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>
      <style:text-properties fo:color="#1155cc" style:text-underline-style="solid" style:text-underline-color="font-color"/>
    </style:style>
    <style:style style:name="T39_3" style:family="text"/>
    <style:style style:name="T39_4" style:family="text">
      <style:text-properties fo:color="#1155cc" style:text-underline-style="solid" style:text-underline-color="font-color"/>
    </style:style>
    <style:style style:name="T39_5" style:family="text"/>
    <style:style style:name="T39_6" style:family="text">
      <style:text-properties fo:color="#1155cc" style:text-underline-style="solid" style:text-underline-color="font-color"/>
    </style:style>
    <style:style style:name="T39_7" style:family="text"/>
    <style:style style:name="T39_8" style:family="text">
      <style:text-properties fo:color="#1155cc" style:text-underline-style="solid" style:text-underline-color="font-color"/>
    </style:style>
    <style:style style:name="T39_9" style:family="text"/>
    <style:style style:name="T39_10" style:family="text">
      <style:text-properties fo:color="#1155cc" style:text-underline-style="solid" style:text-underline-color="font-color"/>
    </style:style>
    <style:style style:name="T39_11" style:family="text"/>
    <style:style style:name="T39_12" style:family="text">
      <style:text-properties fo:color="#1155cc" style:text-underline-style="solid" style:text-underline-color="font-color"/>
    </style:style>
    <style:style style:name="T39_13" style:family="text"/>
    <style:style style:name="T39_14" style:family="text">
      <style:text-properties fo:color="#1155cc" style:text-underline-style="solid" style:text-underline-color="font-color"/>
    </style:style>
    <style:style style:name="T39_15" style:family="text"/>
    <style:style style:name="T39_16" style:family="text">
      <style:text-properties fo:color="#1155cc" style:text-underline-style="solid" style:text-underline-color="font-color"/>
    </style:style>
    <style:style style:name="T39_17" style:family="text"/>
    <style:style style:name="T39_18" style:family="text">
      <style:text-properties fo:color="#1155cc" style:text-underline-style="solid" style:text-underline-color="font-color"/>
    </style:style>
    <style:style style:name="T39_19" style:family="text"/>
    <style:style style:name="T39_20" style:family="text">
      <style:text-properties fo:color="#1155cc" style:text-underline-style="solid" style:text-underline-color="font-color"/>
    </style:style>
    <style:style style:name="T39_21" style:family="text"/>
    <style:style style:name="T39_22" style:family="text">
      <style:text-properties fo:color="#1155cc" style:text-underline-style="solid" style:text-underline-color="font-color"/>
    </style:style>
    <style:style style:name="T39_23" style:family="text"/>
    <style:style style:name="T39_24" style:family="text">
      <style:text-properties fo:color="#1155cc" style:text-underline-style="solid" style:text-underline-color="font-color"/>
    </style:style>
    <style:style style:name="T39_25" style:family="text"/>
    <style:style style:name="T39_26" style:family="text">
      <style:text-properties fo:color="#1155cc" style:text-underline-style="solid" style:text-underline-color="font-color"/>
    </style:style>
    <style:style style:name="T39_27" style:family="text"/>
    <style:style style:name="T39_28" style:family="text">
      <style:text-properties fo:color="#1155cc" style:text-underline-style="solid" style:text-underline-color="font-color"/>
    </style:style>
    <style:style style:name="T39_29" style:family="text"/>
    <style:style style:name="T39_30" style:family="text">
      <style:text-properties fo:color="#1155cc" style:text-underline-style="solid" style:text-underline-color="font-color"/>
    </style:style>
    <style:style style:name="T39_31" style:family="text"/>
    <style:style style:name="T39_32" style:family="text">
      <style:text-properties fo:color="#1155cc" style:text-underline-style="solid" style:text-underline-color="font-color"/>
    </style:style>
    <style:style style:name="T39_33" style:family="text"/>
    <style:style style:name="T39_34" style:family="text">
      <style:text-properties fo:color="#1155cc" style:text-underline-style="solid" style:text-underline-color="font-color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>
      <style:text-properties fo:color="#1155cc" style:text-underline-style="solid" style:text-underline-color="font-color"/>
    </style:style>
    <style:style style:name="T40_3" style:family="text"/>
    <style:style style:name="T40_4" style:family="text">
      <style:text-properties fo:color="#1155cc" style:text-underline-style="solid" style:text-underline-color="font-color"/>
    </style:style>
    <style:style style:name="T40_5" style:family="text"/>
    <style:style style:name="T40_6" style:family="text">
      <style:text-properties fo:color="#1155cc" style:text-underline-style="solid" style:text-underline-color="font-color"/>
    </style:style>
    <style:style style:name="T40_7" style:family="text"/>
    <style:style style:name="T40_8" style:family="text">
      <style:text-properties fo:color="#1155cc" style:text-underline-style="solid" style:text-underline-color="font-color"/>
    </style:style>
    <style:style style:name="T40_9" style:family="text"/>
    <style:style style:name="T40_10" style:family="text">
      <style:text-properties fo:color="#1155cc" style:text-underline-style="solid" style:text-underline-color="font-color"/>
    </style:style>
    <style:style style:name="T40_11" style:family="text"/>
    <style:style style:name="T40_12" style:family="text">
      <style:text-properties fo:color="#1155cc" style:text-underline-style="solid" style:text-underline-color="font-color"/>
    </style:style>
    <style:style style:name="T40_13" style:family="text"/>
    <style:style style:name="T40_14" style:family="text">
      <style:text-properties fo:color="#1155cc" style:text-underline-style="solid" style:text-underline-color="font-color"/>
    </style:style>
    <style:style style:name="T40_15" style:family="text"/>
    <style:style style:name="T40_16" style:family="text">
      <style:text-properties fo:color="#1155cc" style:text-underline-style="solid" style:text-underline-color="font-color"/>
    </style:style>
    <style:style style:name="T40_17" style:family="text"/>
    <style:style style:name="T40_18" style:family="text">
      <style:text-properties fo:color="#1155cc" style:text-underline-style="solid" style:text-underline-color="font-color"/>
    </style:style>
    <style:style style:name="T40_19" style:family="text"/>
    <style:style style:name="T40_20" style:family="text">
      <style:text-properties fo:color="#1155cc" style:text-underline-style="solid" style:text-underline-color="font-color"/>
    </style:style>
    <style:style style:name="T40_21" style:family="text"/>
    <style:style style:name="T40_22" style:family="text">
      <style:text-properties fo:color="#1155cc" style:text-underline-style="solid" style:text-underline-color="font-color"/>
    </style:style>
    <style:style style:name="T40_23" style:family="text"/>
    <style:style style:name="T40_24" style:family="text">
      <style:text-properties fo:color="#1155cc" style:text-underline-style="solid" style:text-underline-color="font-color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>
      <style:text-properties fo:color="#1155cc" style:text-underline-style="solid" style:text-underline-color="font-color"/>
    </style:style>
    <style:style style:name="T41_3" style:family="text"/>
    <style:style style:name="T41_4" style:family="text">
      <style:text-properties fo:color="#1155cc" style:text-underline-style="solid" style:text-underline-color="font-color"/>
    </style:style>
    <style:style style:name="T41_5" style:family="text"/>
    <style:style style:name="T41_6" style:family="text">
      <style:text-properties fo:color="#1155cc" style:text-underline-style="solid" style:text-underline-color="font-color"/>
    </style:style>
    <style:style style:name="T41_7" style:family="text"/>
    <style:style style:name="T41_8" style:family="text">
      <style:text-properties fo:color="#1155cc" style:text-underline-style="solid" style:text-underline-color="font-color"/>
    </style:style>
    <style:style style:name="T41_9" style:family="text"/>
    <style:style style:name="T41_10" style:family="text">
      <style:text-properties fo:color="#1155cc" style:text-underline-style="solid" style:text-underline-color="font-color"/>
    </style:style>
    <style:style style:name="T41_11" style:family="text"/>
    <style:style style:name="T41_12" style:family="text">
      <style:text-properties fo:color="#1155cc" style:text-underline-style="solid" style:text-underline-color="font-color"/>
    </style:style>
    <style:style style:name="T41_13" style:family="text"/>
    <style:style style:name="T41_14" style:family="text">
      <style:text-properties fo:color="#1155cc" style:text-underline-style="solid" style:text-underline-color="font-color"/>
    </style:style>
    <style:style style:name="T41_15" style:family="text"/>
    <style:style style:name="T41_16" style:family="text">
      <style:text-properties fo:color="#1155cc" style:text-underline-style="solid" style:text-underline-color="font-color"/>
    </style:style>
    <style:style style:name="T41_17" style:family="text"/>
    <style:style style:name="T41_18" style:family="text">
      <style:text-properties fo:color="#1155cc" style:text-underline-style="solid" style:text-underline-color="font-color"/>
    </style:style>
    <style:style style:name="T41_19" style:family="text"/>
    <style:style style:name="T41_20" style:family="text">
      <style:text-properties fo:color="#1155cc" style:text-underline-style="solid" style:text-underline-color="font-color"/>
    </style:style>
    <style:style style:name="T41_21" style:family="text"/>
    <style:style style:name="T41_22" style:family="text">
      <style:text-properties fo:color="#1155cc" style:text-underline-style="solid" style:text-underline-color="font-color"/>
    </style:style>
    <style:style style:name="T41_23" style:family="text"/>
    <style:style style:name="T41_24" style:family="text">
      <style:text-properties fo:color="#1155cc" style:text-underline-style="solid" style:text-underline-color="font-color"/>
    </style:style>
    <style:style style:name="T41_25" style:family="text"/>
    <style:style style:name="T41_26" style:family="text">
      <style:text-properties fo:color="#1155cc" style:text-underline-style="solid" style:text-underline-color="font-color"/>
    </style:style>
    <style:style style:name="T41_27" style:family="text"/>
    <style:style style:name="T41_28" style:family="text">
      <style:text-properties fo:color="#1155cc" style:text-underline-style="solid" style:text-underline-color="font-color"/>
    </style:style>
    <style:style style:name="T41_29" style:family="text"/>
    <style:style style:name="T41_30" style:family="text">
      <style:text-properties fo:color="#1155cc" style:text-underline-style="solid" style:text-underline-color="font-color"/>
    </style:style>
    <style:style style:name="T41_31" style:family="text"/>
    <style:style style:name="T41_32" style:family="text">
      <style:text-properties fo:color="#1155cc" style:text-underline-style="solid" style:text-underline-color="font-color"/>
    </style:style>
    <style:style style:name="T41_33" style:family="text"/>
    <style:style style:name="T41_34" style:family="text">
      <style:text-properties fo:color="#1155cc" style:text-underline-style="solid" style:text-underline-color="font-color"/>
    </style:style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ext:p text:style-name="P2"><text:span text:style-name="T2_1">Release</text:span><text:span text:style-name="T2_2"><text:s/>&amp;<text:s/></text:span><text:span text:style-name="T2_3">Debug</text:span><text:span text:style-name="T2_4"><text:s/></text:span><text:span text:style-name="T2_5">builds</text:span><text:span text:style-name="T2_6"><text:s/></text:span><text:span text:style-name="T2_7">in</text:span><text:span text:style-name="T2_8"><text:s/></text:span><text:span text:style-name="T2_9">qmake</text:span></text:p>
      <text:p text:style-name="P3"><text:span text:style-name="T3_1"><text:a xlink:type="simple" xlink:href="http://qt-project.org/doc/qt-4.8/qmake-common-projects.html#building-in-both-modes"><text:span text:style-name="T3_2">http</text:span></text:a></text:span><text:span text:style-name="T3_3"><text:a xlink:type="simple" xlink:href="http://qt-project.org/doc/qt-4.8/qmake-common-projects.html#building-in-both-modes"><text:span text:style-name="T3_4">://</text:span></text:a></text:span><text:span text:style-name="T3_5"><text:a xlink:type="simple" xlink:href="http://qt-project.org/doc/qt-4.8/qmake-common-projects.html#building-in-both-modes"><text:span text:style-name="T3_6">qt</text:span></text:a></text:span><text:span text:style-name="T3_7"><text:a xlink:type="simple" xlink:href="http://qt-project.org/doc/qt-4.8/qmake-common-projects.html#building-in-both-modes"><text:span text:style-name="T3_8">-</text:span></text:a></text:span><text:span text:style-name="T3_9"><text:a xlink:type="simple" xlink:href="http://qt-project.org/doc/qt-4.8/qmake-common-projects.html#building-in-both-modes"><text:span text:style-name="T3_10">project</text:span></text:a></text:span><text:span text:style-name="T3_11"><text:a xlink:type="simple" xlink:href="http://qt-project.org/doc/qt-4.8/qmake-common-projects.html#building-in-both-modes"><text:span text:style-name="T3_12">.</text:span></text:a></text:span><text:span text:style-name="T3_13"><text:a xlink:type="simple" xlink:href="http://qt-project.org/doc/qt-4.8/qmake-common-projects.html#building-in-both-modes"><text:span text:style-name="T3_14">org</text:span></text:a></text:span><text:span text:style-name="T3_15"><text:a xlink:type="simple" xlink:href="http://qt-project.org/doc/qt-4.8/qmake-common-projects.html#building-in-both-modes"><text:span text:style-name="T3_16">/</text:span></text:a></text:span><text:span text:style-name="T3_17"><text:a xlink:type="simple" xlink:href="http://qt-project.org/doc/qt-4.8/qmake-common-projects.html#building-in-both-modes"><text:span text:style-name="T3_18">doc</text:span></text:a></text:span><text:span text:style-name="T3_19"><text:a xlink:type="simple" xlink:href="http://qt-project.org/doc/qt-4.8/qmake-common-projects.html#building-in-both-modes"><text:span text:style-name="T3_20">/</text:span></text:a></text:span><text:span text:style-name="T3_21"><text:a xlink:type="simple" xlink:href="http://qt-project.org/doc/qt-4.8/qmake-common-projects.html#building-in-both-modes"><text:span text:style-name="T3_22">qt</text:span></text:a></text:span><text:span text:style-name="T3_23"><text:a xlink:type="simple" xlink:href="http://qt-project.org/doc/qt-4.8/qmake-common-projects.html#building-in-both-modes"><text:span text:style-name="T3_24">-4.8/</text:span></text:a></text:span><text:span text:style-name="T3_25"><text:a xlink:type="simple" xlink:href="http://qt-project.org/doc/qt-4.8/qmake-common-projects.html#building-in-both-modes"><text:span text:style-name="T3_26">qmake</text:span></text:a></text:span><text:span text:style-name="T3_27"><text:a xlink:type="simple" xlink:href="http://qt-project.org/doc/qt-4.8/qmake-common-projects.html#building-in-both-modes"><text:span text:style-name="T3_28">-</text:span></text:a></text:span><text:span text:style-name="T3_29"><text:a xlink:type="simple" xlink:href="http://qt-project.org/doc/qt-4.8/qmake-common-projects.html#building-in-both-modes"><text:span text:style-name="T3_30">common</text:span></text:a></text:span><text:span text:style-name="T3_31"><text:a xlink:type="simple" xlink:href="http://qt-project.org/doc/qt-4.8/qmake-common-projects.html#building-in-both-modes"><text:span text:style-name="T3_32">-</text:span></text:a></text:span><text:span text:style-name="T3_33"><text:a xlink:type="simple" xlink:href="http://qt-project.org/doc/qt-4.8/qmake-common-projects.html#building-in-both-modes"><text:span text:style-name="T3_34">projects</text:span></text:a></text:span><text:span text:style-name="T3_35"><text:a xlink:type="simple" xlink:href="http://qt-project.org/doc/qt-4.8/qmake-common-projects.html#building-in-both-modes"><text:span text:style-name="T3_36">.</text:span></text:a></text:span><text:span text:style-name="T3_37"><text:a xlink:type="simple" xlink:href="http://qt-project.org/doc/qt-4.8/qmake-common-projects.html#building-in-both-modes"><text:span text:style-name="T3_38">html</text:span></text:a></text:span><text:span text:style-name="T3_39"><text:a xlink:type="simple" xlink:href="http://qt-project.org/doc/qt-4.8/qmake-common-projects.html#building-in-both-modes"><text:span text:style-name="T3_40">#</text:span></text:a></text:span><text:span text:style-name="T3_41"><text:a xlink:type="simple" xlink:href="http://qt-project.org/doc/qt-4.8/qmake-common-projects.html#building-in-both-modes"><text:span text:style-name="T3_42">building</text:span></text:a></text:span><text:span text:style-name="T3_43"><text:a xlink:type="simple" xlink:href="http://qt-project.org/doc/qt-4.8/qmake-common-projects.html#building-in-both-modes"><text:span text:style-name="T3_44">-</text:span></text:a></text:span><text:span text:style-name="T3_45"><text:a xlink:type="simple" xlink:href="http://qt-project.org/doc/qt-4.8/qmake-common-projects.html#building-in-both-modes"><text:span text:style-name="T3_46">in</text:span></text:a></text:span><text:span text:style-name="T3_47"><text:a xlink:type="simple" xlink:href="http://qt-project.org/doc/qt-4.8/qmake-common-projects.html#building-in-both-modes"><text:span text:style-name="T3_48">-</text:span></text:a></text:span><text:span text:style-name="T3_49"><text:a xlink:type="simple" xlink:href="http://qt-project.org/doc/qt-4.8/qmake-common-projects.html#building-in-both-modes"><text:span text:style-name="T3_50">both</text:span></text:a></text:span><text:span text:style-name="T3_51"><text:a xlink:type="simple" xlink:href="http://qt-project.org/doc/qt-4.8/qmake-common-projects.html#building-in-both-modes"><text:span text:style-name="T3_52">-</text:span></text:a></text:span><text:span text:style-name="T3_53"><text:a xlink:type="simple" xlink:href="http://qt-project.org/doc/qt-4.8/qmake-common-projects.html#building-in-both-modes"><text:span text:style-name="T3_54">modes</text:span></text:a></text:span></text:p>
      <text:p text:style-name="P4"><text:span text:style-name="T4_1"><text:a xlink:type="simple" xlink:href="http://qt-project.org/faq/answer/how_can_i_build_executables_libraries_in_both_release_and_debug_mode_on_win"><text:span text:style-name="T4_2">http</text:span></text:a></text:span><text:span text:style-name="T4_3"><text:a xlink:type="simple" xlink:href="http://qt-project.org/faq/answer/how_can_i_build_executables_libraries_in_both_release_and_debug_mode_on_win"><text:span text:style-name="T4_4">://</text:span></text:a></text:span><text:span text:style-name="T4_5"><text:a xlink:type="simple" xlink:href="http://qt-project.org/faq/answer/how_can_i_build_executables_libraries_in_both_release_and_debug_mode_on_win"><text:span text:style-name="T4_6">qt</text:span></text:a></text:span><text:span text:style-name="T4_7"><text:a xlink:type="simple" xlink:href="http://qt-project.org/faq/answer/how_can_i_build_executables_libraries_in_both_release_and_debug_mode_on_win"><text:span text:style-name="T4_8">-</text:span></text:a></text:span><text:span text:style-name="T4_9"><text:a xlink:type="simple" xlink:href="http://qt-project.org/faq/answer/how_can_i_build_executables_libraries_in_both_release_and_debug_mode_on_win"><text:span text:style-name="T4_10">project</text:span></text:a></text:span><text:span text:style-name="T4_11"><text:a xlink:type="simple" xlink:href="http://qt-project.org/faq/answer/how_can_i_build_executables_libraries_in_both_release_and_debug_mode_on_win"><text:span text:style-name="T4_12">.</text:span></text:a></text:span><text:span text:style-name="T4_13"><text:a xlink:type="simple" xlink:href="http://qt-project.org/faq/answer/how_can_i_build_executables_libraries_in_both_release_and_debug_mode_on_win"><text:span text:style-name="T4_14">org</text:span></text:a></text:span><text:span text:style-name="T4_15"><text:a xlink:type="simple" xlink:href="http://qt-project.org/faq/answer/how_can_i_build_executables_libraries_in_both_release_and_debug_mode_on_win"><text:span text:style-name="T4_16">/</text:span></text:a></text:span><text:span text:style-name="T4_17"><text:a xlink:type="simple" xlink:href="http://qt-project.org/faq/answer/how_can_i_build_executables_libraries_in_both_release_and_debug_mode_on_win"><text:span text:style-name="T4_18">faq</text:span></text:a></text:span><text:span text:style-name="T4_19"><text:a xlink:type="simple" xlink:href="http://qt-project.org/faq/answer/how_can_i_build_executables_libraries_in_both_release_and_debug_mode_on_win"><text:span text:style-name="T4_20">/</text:span></text:a></text:span><text:span text:style-name="T4_21"><text:a xlink:type="simple" xlink:href="http://qt-project.org/faq/answer/how_can_i_build_executables_libraries_in_both_release_and_debug_mode_on_win"><text:span text:style-name="T4_22">answer</text:span></text:a></text:span><text:span text:style-name="T4_23"><text:a xlink:type="simple" xlink:href="http://qt-project.org/faq/answer/how_can_i_build_executables_libraries_in_both_release_and_debug_mode_on_win"><text:span text:style-name="T4_24">/</text:span></text:a></text:span><text:span text:style-name="T4_25"><text:a xlink:type="simple" xlink:href="http://qt-project.org/faq/answer/how_can_i_build_executables_libraries_in_both_release_and_debug_mode_on_win"><text:span text:style-name="T4_26">how</text:span></text:a></text:span><text:span text:style-name="T4_27"><text:a xlink:type="simple" xlink:href="http://qt-project.org/faq/answer/how_can_i_build_executables_libraries_in_both_release_and_debug_mode_on_win"><text:span text:style-name="T4_28">_</text:span></text:a></text:span><text:span text:style-name="T4_29"><text:a xlink:type="simple" xlink:href="http://qt-project.org/faq/answer/how_can_i_build_executables_libraries_in_both_release_and_debug_mode_on_win"><text:span text:style-name="T4_30">can</text:span></text:a></text:span><text:span text:style-name="T4_31"><text:a xlink:type="simple" xlink:href="http://qt-project.org/faq/answer/how_can_i_build_executables_libraries_in_both_release_and_debug_mode_on_win"><text:span text:style-name="T4_32">_</text:span></text:a></text:span><text:span text:style-name="T4_33"><text:a xlink:type="simple" xlink:href="http://qt-project.org/faq/answer/how_can_i_build_executables_libraries_in_both_release_and_debug_mode_on_win"><text:span text:style-name="T4_34">i</text:span></text:a></text:span><text:span text:style-name="T4_35"><text:a xlink:type="simple" xlink:href="http://qt-project.org/faq/answer/how_can_i_build_executables_libraries_in_both_release_and_debug_mode_on_win"><text:span text:style-name="T4_36">_</text:span></text:a></text:span><text:span text:style-name="T4_37"><text:a xlink:type="simple" xlink:href="http://qt-project.org/faq/answer/how_can_i_build_executables_libraries_in_both_release_and_debug_mode_on_win"><text:span text:style-name="T4_38">build</text:span></text:a></text:span><text:span text:style-name="T4_39"><text:a xlink:type="simple" xlink:href="http://qt-project.org/faq/answer/how_can_i_build_executables_libraries_in_both_release_and_debug_mode_on_win"><text:span text:style-name="T4_40">_</text:span></text:a></text:span><text:span text:style-name="T4_41"><text:a xlink:type="simple" xlink:href="http://qt-project.org/faq/answer/how_can_i_build_executables_libraries_in_both_release_and_debug_mode_on_win"><text:span text:style-name="T4_42">executables</text:span></text:a></text:span><text:span text:style-name="T4_43"><text:a xlink:type="simple" xlink:href="http://qt-project.org/faq/answer/how_can_i_build_executables_libraries_in_both_release_and_debug_mode_on_win"><text:span text:style-name="T4_44">_</text:span></text:a></text:span><text:span text:style-name="T4_45"><text:a xlink:type="simple" xlink:href="http://qt-project.org/faq/answer/how_can_i_build_executables_libraries_in_both_release_and_debug_mode_on_win"><text:span text:style-name="T4_46">libraries</text:span></text:a></text:span><text:span text:style-name="T4_47"><text:a xlink:type="simple" xlink:href="http://qt-project.org/faq/answer/how_can_i_build_executables_libraries_in_both_release_and_debug_mode_on_win"><text:span text:style-name="T4_48">_</text:span></text:a></text:span><text:span text:style-name="T4_49"><text:a xlink:type="simple" xlink:href="http://qt-project.org/faq/answer/how_can_i_build_executables_libraries_in_both_release_and_debug_mode_on_win"><text:span text:style-name="T4_50">in</text:span></text:a></text:span><text:span text:style-name="T4_51"><text:a xlink:type="simple" xlink:href="http://qt-project.org/faq/answer/how_can_i_build_executables_libraries_in_both_release_and_debug_mode_on_win"><text:span text:style-name="T4_52">_</text:span></text:a></text:span><text:span text:style-name="T4_53"><text:a xlink:type="simple" xlink:href="http://qt-project.org/faq/answer/how_can_i_build_executables_libraries_in_both_release_and_debug_mode_on_win"><text:span text:style-name="T4_54">both</text:span></text:a></text:span><text:span text:style-name="T4_55"><text:a xlink:type="simple" xlink:href="http://qt-project.org/faq/answer/how_can_i_build_executables_libraries_in_both_release_and_debug_mode_on_win"><text:span text:style-name="T4_56">_</text:span></text:a></text:span><text:span text:style-name="T4_57"><text:a xlink:type="simple" xlink:href="http://qt-project.org/faq/answer/how_can_i_build_executables_libraries_in_both_release_and_debug_mode_on_win"><text:span text:style-name="T4_58">release</text:span></text:a></text:span><text:span text:style-name="T4_59"><text:a xlink:type="simple" xlink:href="http://qt-project.org/faq/answer/how_can_i_build_executables_libraries_in_both_release_and_debug_mode_on_win"><text:span text:style-name="T4_60">_</text:span></text:a></text:span><text:span text:style-name="T4_61"><text:a xlink:type="simple" xlink:href="http://qt-project.org/faq/answer/how_can_i_build_executables_libraries_in_both_release_and_debug_mode_on_win"><text:span text:style-name="T4_62">and</text:span></text:a></text:span><text:span text:style-name="T4_63"><text:a xlink:type="simple" xlink:href="http://qt-project.org/faq/answer/how_can_i_build_executables_libraries_in_both_release_and_debug_mode_on_win"><text:span text:style-name="T4_64">_</text:span></text:a></text:span><text:span text:style-name="T4_65"><text:a xlink:type="simple" xlink:href="http://qt-project.org/faq/answer/how_can_i_build_executables_libraries_in_both_release_and_debug_mode_on_win"><text:span text:style-name="T4_66">debug</text:span></text:a></text:span><text:span text:style-name="T4_67"><text:a xlink:type="simple" xlink:href="http://qt-project.org/faq/answer/how_can_i_build_executables_libraries_in_both_release_and_debug_mode_on_win"><text:span text:style-name="T4_68">_</text:span></text:a></text:span><text:span text:style-name="T4_69"><text:a xlink:type="simple" xlink:href="http://qt-project.org/faq/answer/how_can_i_build_executables_libraries_in_both_release_and_debug_mode_on_win"><text:span text:style-name="T4_70">mode</text:span></text:a></text:span><text:span text:style-name="T4_71"><text:a xlink:type="simple" xlink:href="http://qt-project.org/faq/answer/how_can_i_build_executables_libraries_in_both_release_and_debug_mode_on_win"><text:span text:style-name="T4_72">_</text:span></text:a></text:span><text:span text:style-name="T4_73"><text:a xlink:type="simple" xlink:href="http://qt-project.org/faq/answer/how_can_i_build_executables_libraries_in_both_release_and_debug_mode_on_win"><text:span text:style-name="T4_74">on</text:span></text:a></text:span><text:span text:style-name="T4_75"><text:a xlink:type="simple" xlink:href="http://qt-project.org/faq/answer/how_can_i_build_executables_libraries_in_both_release_and_debug_mode_on_win"><text:span text:style-name="T4_76">_</text:span></text:a></text:span><text:span text:style-name="T4_77"><text:a xlink:type="simple" xlink:href="http://qt-project.org/faq/answer/how_can_i_build_executables_libraries_in_both_release_and_debug_mode_on_win"><text:span text:style-name="T4_78">win</text:span></text:a></text:span></text:p>
      <text:p text:style-name="P5"><text:span text:style-name="T5_1"><text:a xlink:type="simple" xlink:href="http://qt-project.org/faq/answer/how_can_i_build_executables_libraries_in_both_release_and_debug_mode_on_win"><text:span text:style-name="T5_2">http</text:span></text:a></text:span><text:span text:style-name="T5_3"><text:a xlink:type="simple" xlink:href="http://qt-project.org/faq/answer/how_can_i_build_executables_libraries_in_both_release_and_debug_mode_on_win"><text:span text:style-name="T5_4">://</text:span></text:a></text:span><text:span text:style-name="T5_5"><text:a xlink:type="simple" xlink:href="http://qt-project.org/faq/answer/how_can_i_build_executables_libraries_in_both_release_and_debug_mode_on_win"><text:span text:style-name="T5_6">qt</text:span></text:a></text:span><text:span text:style-name="T5_7"><text:a xlink:type="simple" xlink:href="http://qt-project.org/faq/answer/how_can_i_build_executables_libraries_in_both_release_and_debug_mode_on_win"><text:span text:style-name="T5_8">-</text:span></text:a></text:span><text:span text:style-name="T5_9"><text:a xlink:type="simple" xlink:href="http://qt-project.org/faq/answer/how_can_i_build_executables_libraries_in_both_release_and_debug_mode_on_win"><text:span text:style-name="T5_10">project</text:span></text:a></text:span><text:span text:style-name="T5_11"><text:a xlink:type="simple" xlink:href="http://qt-project.org/faq/answer/how_can_i_build_executables_libraries_in_both_release_and_debug_mode_on_win"><text:span text:style-name="T5_12">.</text:span></text:a></text:span><text:span text:style-name="T5_13"><text:a xlink:type="simple" xlink:href="http://qt-project.org/faq/answer/how_can_i_build_executables_libraries_in_both_release_and_debug_mode_on_win"><text:span text:style-name="T5_14">org</text:span></text:a></text:span><text:span text:style-name="T5_15"><text:a xlink:type="simple" xlink:href="http://qt-project.org/faq/answer/how_can_i_build_executables_libraries_in_both_release_and_debug_mode_on_win"><text:span text:style-name="T5_16">/</text:span></text:a></text:span><text:span text:style-name="T5_17"><text:a xlink:type="simple" xlink:href="http://qt-project.org/faq/answer/how_can_i_build_executables_libraries_in_both_release_and_debug_mode_on_win"><text:span text:style-name="T5_18">faq</text:span></text:a></text:span><text:span text:style-name="T5_19"><text:a xlink:type="simple" xlink:href="http://qt-project.org/faq/answer/how_can_i_build_executables_libraries_in_both_release_and_debug_mode_on_win"><text:span text:style-name="T5_20">/</text:span></text:a></text:span><text:span text:style-name="T5_21"><text:a xlink:type="simple" xlink:href="http://qt-project.org/faq/answer/how_can_i_build_executables_libraries_in_both_release_and_debug_mode_on_win"><text:span text:style-name="T5_22">answer</text:span></text:a></text:span><text:span text:style-name="T5_23"><text:a xlink:type="simple" xlink:href="http://qt-project.org/faq/answer/how_can_i_build_executables_libraries_in_both_release_and_debug_mode_on_win"><text:span text:style-name="T5_24">/</text:span></text:a></text:span><text:span text:style-name="T5_25"><text:a xlink:type="simple" xlink:href="http://qt-project.org/faq/answer/how_can_i_build_executables_libraries_in_both_release_and_debug_mode_on_win"><text:span text:style-name="T5_26">how</text:span></text:a></text:span><text:span text:style-name="T5_27"><text:a xlink:type="simple" xlink:href="http://qt-project.org/faq/answer/how_can_i_build_executables_libraries_in_both_release_and_debug_mode_on_win"><text:span text:style-name="T5_28">_</text:span></text:a></text:span><text:span text:style-name="T5_29"><text:a xlink:type="simple" xlink:href="http://qt-project.org/faq/answer/how_can_i_build_executables_libraries_in_both_release_and_debug_mode_on_win"><text:span text:style-name="T5_30">can</text:span></text:a></text:span><text:span text:style-name="T5_31"><text:a xlink:type="simple" xlink:href="http://qt-project.org/faq/answer/how_can_i_build_executables_libraries_in_both_release_and_debug_mode_on_win"><text:span text:style-name="T5_32">_</text:span></text:a></text:span><text:span text:style-name="T5_33"><text:a xlink:type="simple" xlink:href="http://qt-project.org/faq/answer/how_can_i_build_executables_libraries_in_both_release_and_debug_mode_on_win"><text:span text:style-name="T5_34">i</text:span></text:a></text:span><text:span text:style-name="T5_35"><text:a xlink:type="simple" xlink:href="http://qt-project.org/faq/answer/how_can_i_build_executables_libraries_in_both_release_and_debug_mode_on_win"><text:span text:style-name="T5_36">_</text:span></text:a></text:span><text:span text:style-name="T5_37"><text:a xlink:type="simple" xlink:href="http://qt-project.org/faq/answer/how_can_i_build_executables_libraries_in_both_release_and_debug_mode_on_win"><text:span text:style-name="T5_38">build</text:span></text:a></text:span><text:span text:style-name="T5_39"><text:a xlink:type="simple" xlink:href="http://qt-project.org/faq/answer/how_can_i_build_executables_libraries_in_both_release_and_debug_mode_on_win"><text:span text:style-name="T5_40">_</text:span></text:a></text:span><text:span text:style-name="T5_41"><text:a xlink:type="simple" xlink:href="http://qt-project.org/faq/answer/how_can_i_build_executables_libraries_in_both_release_and_debug_mode_on_win"><text:span text:style-name="T5_42">executables</text:span></text:a></text:span><text:span text:style-name="T5_43"><text:a xlink:type="simple" xlink:href="http://qt-project.org/faq/answer/how_can_i_build_executables_libraries_in_both_release_and_debug_mode_on_win"><text:span text:style-name="T5_44">_</text:span></text:a></text:span><text:span text:style-name="T5_45"><text:a xlink:type="simple" xlink:href="http://qt-project.org/faq/answer/how_can_i_build_executables_libraries_in_both_release_and_debug_mode_on_win"><text:span text:style-name="T5_46">libraries</text:span></text:a></text:span><text:span text:style-name="T5_47"><text:a xlink:type="simple" xlink:href="http://qt-project.org/faq/answer/how_can_i_build_executables_libraries_in_both_release_and_debug_mode_on_win"><text:span text:style-name="T5_48">_</text:span></text:a></text:span><text:span text:style-name="T5_49"><text:a xlink:type="simple" xlink:href="http://qt-project.org/faq/answer/how_can_i_build_executables_libraries_in_both_release_and_debug_mode_on_win"><text:span text:style-name="T5_50">in</text:span></text:a></text:span><text:span text:style-name="T5_51"><text:a xlink:type="simple" xlink:href="http://qt-project.org/faq/answer/how_can_i_build_executables_libraries_in_both_release_and_debug_mode_on_win"><text:span text:style-name="T5_52">_</text:span></text:a></text:span><text:span text:style-name="T5_53"><text:a xlink:type="simple" xlink:href="http://qt-project.org/faq/answer/how_can_i_build_executables_libraries_in_both_release_and_debug_mode_on_win"><text:span text:style-name="T5_54">both</text:span></text:a></text:span><text:span text:style-name="T5_55"><text:a xlink:type="simple" xlink:href="http://qt-project.org/faq/answer/how_can_i_build_executables_libraries_in_both_release_and_debug_mode_on_win"><text:span text:style-name="T5_56">_</text:span></text:a></text:span><text:span text:style-name="T5_57"><text:a xlink:type="simple" xlink:href="http://qt-project.org/faq/answer/how_can_i_build_executables_libraries_in_both_release_and_debug_mode_on_win"><text:span text:style-name="T5_58">release</text:span></text:a></text:span><text:span text:style-name="T5_59"><text:a xlink:type="simple" xlink:href="http://qt-project.org/faq/answer/how_can_i_build_executables_libraries_in_both_release_and_debug_mode_on_win"><text:span text:style-name="T5_60">_</text:span></text:a></text:span><text:span text:style-name="T5_61"><text:a xlink:type="simple" xlink:href="http://qt-project.org/faq/answer/how_can_i_build_executables_libraries_in_both_release_and_debug_mode_on_win"><text:span text:style-name="T5_62">and</text:span></text:a></text:span><text:span text:style-name="T5_63"><text:a xlink:type="simple" xlink:href="http://qt-project.org/faq/answer/how_can_i_build_executables_libraries_in_both_release_and_debug_mode_on_win"><text:span text:style-name="T5_64">_</text:span></text:a></text:span><text:span text:style-name="T5_65"><text:a xlink:type="simple" xlink:href="http://qt-project.org/faq/answer/how_can_i_build_executables_libraries_in_both_release_and_debug_mode_on_win"><text:span text:style-name="T5_66">debug</text:span></text:a></text:span><text:span text:style-name="T5_67"><text:a xlink:type="simple" xlink:href="http://qt-project.org/faq/answer/how_can_i_build_executables_libraries_in_both_release_and_debug_mode_on_win"><text:span text:style-name="T5_68">_</text:span></text:a></text:span><text:span text:style-name="T5_69"><text:a xlink:type="simple" xlink:href="http://qt-project.org/faq/answer/how_can_i_build_executables_libraries_in_both_release_and_debug_mode_on_win"><text:span text:style-name="T5_70">mode</text:span></text:a></text:span><text:span text:style-name="T5_71"><text:a xlink:type="simple" xlink:href="http://qt-project.org/faq/answer/how_can_i_build_executables_libraries_in_both_release_and_debug_mode_on_win"><text:span text:style-name="T5_72">_</text:span></text:a></text:span><text:span text:style-name="T5_73"><text:a xlink:type="simple" xlink:href="http://qt-project.org/faq/answer/how_can_i_build_executables_libraries_in_both_release_and_debug_mode_on_win"><text:span text:style-name="T5_74">on</text:span></text:a></text:span><text:span text:style-name="T5_75"><text:a xlink:type="simple" xlink:href="http://qt-project.org/faq/answer/how_can_i_build_executables_libraries_in_both_release_and_debug_mode_on_win"><text:span text:style-name="T5_76">_</text:span></text:a></text:span><text:span text:style-name="T5_77"><text:a xlink:type="simple" xlink:href="http://qt-project.org/faq/answer/how_can_i_build_executables_libraries_in_both_release_and_debug_mode_on_win"><text:span text:style-name="T5_78">win</text:span></text:a></text:span></text:p>
      <text:p text:style-name="P6"><text:span text:style-name="T6_1"><text:a xlink:type="simple" xlink:href="http://qt-project.org/forums/viewthread/33746"><text:span text:style-name="T6_2">http</text:span></text:a></text:span><text:span text:style-name="T6_3"><text:a xlink:type="simple" xlink:href="http://qt-project.org/forums/viewthread/33746"><text:span text:style-name="T6_4">://</text:span></text:a></text:span><text:span text:style-name="T6_5"><text:a xlink:type="simple" xlink:href="http://qt-project.org/forums/viewthread/33746"><text:span text:style-name="T6_6">qt</text:span></text:a></text:span><text:span text:style-name="T6_7"><text:a xlink:type="simple" xlink:href="http://qt-project.org/forums/viewthread/33746"><text:span text:style-name="T6_8">-</text:span></text:a></text:span><text:span text:style-name="T6_9"><text:a xlink:type="simple" xlink:href="http://qt-project.org/forums/viewthread/33746"><text:span text:style-name="T6_10">project</text:span></text:a></text:span><text:span text:style-name="T6_11"><text:a xlink:type="simple" xlink:href="http://qt-project.org/forums/viewthread/33746"><text:span text:style-name="T6_12">.</text:span></text:a></text:span><text:span text:style-name="T6_13"><text:a xlink:type="simple" xlink:href="http://qt-project.org/forums/viewthread/33746"><text:span text:style-name="T6_14">org</text:span></text:a></text:span><text:span text:style-name="T6_15"><text:a xlink:type="simple" xlink:href="http://qt-project.org/forums/viewthread/33746"><text:span text:style-name="T6_16">/</text:span></text:a></text:span><text:span text:style-name="T6_17"><text:a xlink:type="simple" xlink:href="http://qt-project.org/forums/viewthread/33746"><text:span text:style-name="T6_18">forums</text:span></text:a></text:span><text:span text:style-name="T6_19"><text:a xlink:type="simple" xlink:href="http://qt-project.org/forums/viewthread/33746"><text:span text:style-name="T6_20">/</text:span></text:a></text:span><text:span text:style-name="T6_21"><text:a xlink:type="simple" xlink:href="http://qt-project.org/forums/viewthread/33746"><text:span text:style-name="T6_22">viewthread</text:span></text:a></text:span><text:span text:style-name="T6_23"><text:a xlink:type="simple" xlink:href="http://qt-project.org/forums/viewthread/33746"><text:span text:style-name="T6_24">/33746</text:span></text:a></text:span></text:p>
      <text:p text:style-name="P7"/>
      <text:p text:style-name="P8"><text:span text:style-name="T8_1">Building</text:span><text:span text:style-name="T8_2"><text:s/></text:span><text:span text:style-name="T8_3">multiple</text:span><text:span text:style-name="T8_4"><text:s/></text:span><text:span text:style-name="T8_5">binaries</text:span><text:span text:style-name="T8_6"><text:s/></text:span><text:span text:style-name="T8_7">from</text:span><text:span text:style-name="T8_8"><text:s/></text:span><text:span text:style-name="T8_9">a</text:span><text:span text:style-name="T8_10"><text:s/>.</text:span><text:span text:style-name="T8_11">pro</text:span><text:span text:style-name="T8_12"><text:s/></text:span><text:span text:style-name="T8_13">file</text:span></text:p>
      <text:p text:style-name="P9"><text:span text:style-name="T9_1"><text:a xlink:type="simple" xlink:href="https://qt-project.org/forums/viewthread/15652/"><text:span text:style-name="T9_2">https</text:span></text:a></text:span><text:span text:style-name="T9_3"><text:a xlink:type="simple" xlink:href="https://qt-project.org/forums/viewthread/15652/"><text:span text:style-name="T9_4">://</text:span></text:a></text:span><text:span text:style-name="T9_5"><text:a xlink:type="simple" xlink:href="https://qt-project.org/forums/viewthread/15652/"><text:span text:style-name="T9_6">qt</text:span></text:a></text:span><text:span text:style-name="T9_7"><text:a xlink:type="simple" xlink:href="https://qt-project.org/forums/viewthread/15652/"><text:span text:style-name="T9_8">-</text:span></text:a></text:span><text:span text:style-name="T9_9"><text:a xlink:type="simple" xlink:href="https://qt-project.org/forums/viewthread/15652/"><text:span text:style-name="T9_10">project</text:span></text:a></text:span><text:span text:style-name="T9_11"><text:a xlink:type="simple" xlink:href="https://qt-project.org/forums/viewthread/15652/"><text:span text:style-name="T9_12">.</text:span></text:a></text:span><text:span text:style-name="T9_13"><text:a xlink:type="simple" xlink:href="https://qt-project.org/forums/viewthread/15652/"><text:span text:style-name="T9_14">org</text:span></text:a></text:span><text:span text:style-name="T9_15"><text:a xlink:type="simple" xlink:href="https://qt-project.org/forums/viewthread/15652/"><text:span text:style-name="T9_16">/</text:span></text:a></text:span><text:span text:style-name="T9_17"><text:a xlink:type="simple" xlink:href="https://qt-project.org/forums/viewthread/15652/"><text:span text:style-name="T9_18">forums</text:span></text:a></text:span><text:span text:style-name="T9_19"><text:a xlink:type="simple" xlink:href="https://qt-project.org/forums/viewthread/15652/"><text:span text:style-name="T9_20">/</text:span></text:a></text:span><text:span text:style-name="T9_21"><text:a xlink:type="simple" xlink:href="https://qt-project.org/forums/viewthread/15652/"><text:span text:style-name="T9_22">viewthread</text:span></text:a></text:span><text:span text:style-name="T9_23"><text:a xlink:type="simple" xlink:href="https://qt-project.org/forums/viewthread/15652/"><text:span text:style-name="T9_24">/15652/</text:span></text:a></text:span></text:p>
      <text:p text:style-name="P10"/>
      <text:p text:style-name="P11"><text:span text:style-name="T11_1">Qmake</text:span><text:span text:style-name="T11_2"><text:s/></text:span><text:span text:style-name="T11_3">project</text:span><text:span text:style-name="T11_4"><text:s/></text:span><text:span text:style-name="T11_5">file</text:span><text:span text:style-name="T11_6"><text:s/></text:span><text:span text:style-name="T11_7">templates</text:span></text:p>
      <text:p text:style-name="P12"><text:span text:style-name="T12_1"><text:a xlink:type="simple" xlink:href="http://qt-project.org/doc/qt-4.8/qmake-project-files.html#project-templates"><text:span text:style-name="T12_2">http</text:span></text:a></text:span><text:span text:style-name="T12_3"><text:a xlink:type="simple" xlink:href="http://qt-project.org/doc/qt-4.8/qmake-project-files.html#project-templates"><text:span text:style-name="T12_4">://</text:span></text:a></text:span><text:span text:style-name="T12_5"><text:a xlink:type="simple" xlink:href="http://qt-project.org/doc/qt-4.8/qmake-project-files.html#project-templates"><text:span text:style-name="T12_6">qt</text:span></text:a></text:span><text:span text:style-name="T12_7"><text:a xlink:type="simple" xlink:href="http://qt-project.org/doc/qt-4.8/qmake-project-files.html#project-templates"><text:span text:style-name="T12_8">-</text:span></text:a></text:span><text:span text:style-name="T12_9"><text:a xlink:type="simple" xlink:href="http://qt-project.org/doc/qt-4.8/qmake-project-files.html#project-templates"><text:span text:style-name="T12_10">project</text:span></text:a></text:span><text:span text:style-name="T12_11"><text:a xlink:type="simple" xlink:href="http://qt-project.org/doc/qt-4.8/qmake-project-files.html#project-templates"><text:span text:style-name="T12_12">.</text:span></text:a></text:span><text:span text:style-name="T12_13"><text:a xlink:type="simple" xlink:href="http://qt-project.org/doc/qt-4.8/qmake-project-files.html#project-templates"><text:span text:style-name="T12_14">org</text:span></text:a></text:span><text:span text:style-name="T12_15"><text:a xlink:type="simple" xlink:href="http://qt-project.org/doc/qt-4.8/qmake-project-files.html#project-templates"><text:span text:style-name="T12_16">/</text:span></text:a></text:span><text:span text:style-name="T12_17"><text:a xlink:type="simple" xlink:href="http://qt-project.org/doc/qt-4.8/qmake-project-files.html#project-templates"><text:span text:style-name="T12_18">doc</text:span></text:a></text:span><text:span text:style-name="T12_19"><text:a xlink:type="simple" xlink:href="http://qt-project.org/doc/qt-4.8/qmake-project-files.html#project-templates"><text:span text:style-name="T12_20">/</text:span></text:a></text:span><text:span text:style-name="T12_21"><text:a xlink:type="simple" xlink:href="http://qt-project.org/doc/qt-4.8/qmake-project-files.html#project-templates"><text:span text:style-name="T12_22">qt</text:span></text:a></text:span><text:span text:style-name="T12_23"><text:a xlink:type="simple" xlink:href="http://qt-project.org/doc/qt-4.8/qmake-project-files.html#project-templates"><text:span text:style-name="T12_24">-4.8/</text:span></text:a></text:span><text:span text:style-name="T12_25"><text:a xlink:type="simple" xlink:href="http://qt-project.org/doc/qt-4.8/qmake-project-files.html#project-templates"><text:span text:style-name="T12_26">qmake</text:span></text:a></text:span><text:span text:style-name="T12_27"><text:a xlink:type="simple" xlink:href="http://qt-project.org/doc/qt-4.8/qmake-project-files.html#project-templates"><text:span text:style-name="T12_28">-</text:span></text:a></text:span><text:span text:style-name="T12_29"><text:a xlink:type="simple" xlink:href="http://qt-project.org/doc/qt-4.8/qmake-project-files.html#project-templates"><text:span text:style-name="T12_30">project</text:span></text:a></text:span><text:span text:style-name="T12_31"><text:a xlink:type="simple" xlink:href="http://qt-project.org/doc/qt-4.8/qmake-project-files.html#project-templates"><text:span text:style-name="T12_32">-</text:span></text:a></text:span><text:span text:style-name="T12_33"><text:a xlink:type="simple" xlink:href="http://qt-project.org/doc/qt-4.8/qmake-project-files.html#project-templates"><text:span text:style-name="T12_34">files</text:span></text:a></text:span><text:span text:style-name="T12_35"><text:a xlink:type="simple" xlink:href="http://qt-project.org/doc/qt-4.8/qmake-project-files.html#project-templates"><text:span text:style-name="T12_36">.</text:span></text:a></text:span><text:span text:style-name="T12_37"><text:a xlink:type="simple" xlink:href="http://qt-project.org/doc/qt-4.8/qmake-project-files.html#project-templates"><text:span text:style-name="T12_38">html</text:span></text:a></text:span><text:span text:style-name="T12_39"><text:a xlink:type="simple" xlink:href="http://qt-project.org/doc/qt-4.8/qmake-project-files.html#project-templates"><text:span text:style-name="T12_40">#</text:span></text:a></text:span><text:span text:style-name="T12_41"><text:a xlink:type="simple" xlink:href="http://qt-project.org/doc/qt-4.8/qmake-project-files.html#project-templates"><text:span text:style-name="T12_42">project</text:span></text:a></text:span><text:span text:style-name="T12_43"><text:a xlink:type="simple" xlink:href="http://qt-project.org/doc/qt-4.8/qmake-project-files.html#project-templates"><text:span text:style-name="T12_44">-</text:span></text:a></text:span><text:span text:style-name="T12_45"><text:a xlink:type="simple" xlink:href="http://qt-project.org/doc/qt-4.8/qmake-project-files.html#project-templates"><text:span text:style-name="T12_46">templates</text:span></text:a></text:span></text:p>
      <text:p text:style-name="P13"/>
      <text:p text:style-name="P14"><text:span text:style-name="T14_1">Cmake</text:span><text:span text:style-name="T14_2"><text:s/></text:span><text:span text:style-name="T14_3">useful</text:span><text:span text:style-name="T14_4"><text:s/></text:span><text:span text:style-name="T14_5">variables</text:span></text:p>
      <text:p text:style-name="P15"><text:span text:style-name="T15_1"><text:a xlink:type="simple" xlink:href="http://www.cmake.org/Wiki/CMake_Useful_Variables"><text:span text:style-name="T15_2">http</text:span></text:a></text:span><text:span text:style-name="T15_3"><text:a xlink:type="simple" xlink:href="http://www.cmake.org/Wiki/CMake_Useful_Variables"><text:span text:style-name="T15_4">://</text:span></text:a></text:span><text:span text:style-name="T15_5"><text:a xlink:type="simple" xlink:href="http://www.cmake.org/Wiki/CMake_Useful_Variables"><text:span text:style-name="T15_6">www</text:span></text:a></text:span><text:span text:style-name="T15_7"><text:a xlink:type="simple" xlink:href="http://www.cmake.org/Wiki/CMake_Useful_Variables"><text:span text:style-name="T15_8">.</text:span></text:a></text:span><text:span text:style-name="T15_9"><text:a xlink:type="simple" xlink:href="http://www.cmake.org/Wiki/CMake_Useful_Variables"><text:span text:style-name="T15_10">cmake</text:span></text:a></text:span><text:span text:style-name="T15_11"><text:a xlink:type="simple" xlink:href="http://www.cmake.org/Wiki/CMake_Useful_Variables"><text:span text:style-name="T15_12">.</text:span></text:a></text:span><text:span text:style-name="T15_13"><text:a xlink:type="simple" xlink:href="http://www.cmake.org/Wiki/CMake_Useful_Variables"><text:span text:style-name="T15_14">org</text:span></text:a></text:span><text:span text:style-name="T15_15"><text:a xlink:type="simple" xlink:href="http://www.cmake.org/Wiki/CMake_Useful_Variables"><text:span text:style-name="T15_16">/</text:span></text:a></text:span><text:span text:style-name="T15_17"><text:a xlink:type="simple" xlink:href="http://www.cmake.org/Wiki/CMake_Useful_Variables"><text:span text:style-name="T15_18">Wiki</text:span></text:a></text:span><text:span text:style-name="T15_19"><text:a xlink:type="simple" xlink:href="http://www.cmake.org/Wiki/CMake_Useful_Variables"><text:span text:style-name="T15_20">/</text:span></text:a></text:span><text:span text:style-name="T15_21"><text:a xlink:type="simple" xlink:href="http://www.cmake.org/Wiki/CMake_Useful_Variables"><text:span text:style-name="T15_22">CMake</text:span></text:a></text:span><text:span text:style-name="T15_23"><text:a xlink:type="simple" xlink:href="http://www.cmake.org/Wiki/CMake_Useful_Variables"><text:span text:style-name="T15_24">_</text:span></text:a></text:span><text:span text:style-name="T15_25"><text:a xlink:type="simple" xlink:href="http://www.cmake.org/Wiki/CMake_Useful_Variables"><text:span text:style-name="T15_26">Useful</text:span></text:a></text:span><text:span text:style-name="T15_27"><text:a xlink:type="simple" xlink:href="http://www.cmake.org/Wiki/CMake_Useful_Variables"><text:span text:style-name="T15_28">_</text:span></text:a></text:span><text:span text:style-name="T15_29"><text:a xlink:type="simple" xlink:href="http://www.cmake.org/Wiki/CMake_Useful_Variables"><text:span text:style-name="T15_30">Variables</text:span></text:a></text:span></text:p>
      <text:p text:style-name="P16"/>
      <text:p text:style-name="P17"><text:span text:style-name="T17_1">Similar</text:span><text:span text:style-name="T17_2"><text:s/></text:span><text:span text:style-name="T17_3">libs</text:span><text:span text:style-name="T17_4"><text:s/></text:span><text:span text:style-name="T17_5">to</text:span><text:span text:style-name="T17_6"><text:s/></text:span><text:span text:style-name="T17_7">build</text:span><text:span text:style-name="T17_8"><text:s/></text:span><text:span text:style-name="T17_9">with</text:span><text:span text:style-name="T17_10"><text:s/></text:span><text:span text:style-name="T17_11">tutorial</text:span></text:p>
      <text:p text:style-name="P18"><text:span text:style-name="T18_1"><text:a xlink:type="simple" xlink:href="http://www.multigesture.net/articles/how-to-upgrade-your-mingw-with-commonly-used-libraries/"><text:span text:style-name="T18_2">http</text:span></text:a></text:span><text:span text:style-name="T18_3"><text:a xlink:type="simple" xlink:href="http://www.multigesture.net/articles/how-to-upgrade-your-mingw-with-commonly-used-libraries/"><text:span text:style-name="T18_4">://</text:span></text:a></text:span><text:span text:style-name="T18_5"><text:a xlink:type="simple" xlink:href="http://www.multigesture.net/articles/how-to-upgrade-your-mingw-with-commonly-used-libraries/"><text:span text:style-name="T18_6">www</text:span></text:a></text:span><text:span text:style-name="T18_7"><text:a xlink:type="simple" xlink:href="http://www.multigesture.net/articles/how-to-upgrade-your-mingw-with-commonly-used-libraries/"><text:span text:style-name="T18_8">.</text:span></text:a></text:span><text:span text:style-name="T18_9"><text:a xlink:type="simple" xlink:href="http://www.multigesture.net/articles/how-to-upgrade-your-mingw-with-commonly-used-libraries/"><text:span text:style-name="T18_10">multigesture</text:span></text:a></text:span><text:span text:style-name="T18_11"><text:a xlink:type="simple" xlink:href="http://www.multigesture.net/articles/how-to-upgrade-your-mingw-with-commonly-used-libraries/"><text:span text:style-name="T18_12">.</text:span></text:a></text:span><text:span text:style-name="T18_13"><text:a xlink:type="simple" xlink:href="http://www.multigesture.net/articles/how-to-upgrade-your-mingw-with-commonly-used-libraries/"><text:span text:style-name="T18_14">net</text:span></text:a></text:span><text:span text:style-name="T18_15"><text:a xlink:type="simple" xlink:href="http://www.multigesture.net/articles/how-to-upgrade-your-mingw-with-commonly-used-libraries/"><text:span text:style-name="T18_16">/</text:span></text:a></text:span><text:span text:style-name="T18_17"><text:a xlink:type="simple" xlink:href="http://www.multigesture.net/articles/how-to-upgrade-your-mingw-with-commonly-used-libraries/"><text:span text:style-name="T18_18">articles</text:span></text:a></text:span><text:span text:style-name="T18_19"><text:a xlink:type="simple" xlink:href="http://www.multigesture.net/articles/how-to-upgrade-your-mingw-with-commonly-used-libraries/"><text:span text:style-name="T18_20">/</text:span></text:a></text:span><text:span text:style-name="T18_21"><text:a xlink:type="simple" xlink:href="http://www.multigesture.net/articles/how-to-upgrade-your-mingw-with-commonly-used-libraries/"><text:span text:style-name="T18_22">how</text:span></text:a></text:span><text:span text:style-name="T18_23"><text:a xlink:type="simple" xlink:href="http://www.multigesture.net/articles/how-to-upgrade-your-mingw-with-commonly-used-libraries/"><text:span text:style-name="T18_24">-</text:span></text:a></text:span><text:span text:style-name="T18_25"><text:a xlink:type="simple" xlink:href="http://www.multigesture.net/articles/how-to-upgrade-your-mingw-with-commonly-used-libraries/"><text:span text:style-name="T18_26">to</text:span></text:a></text:span><text:span text:style-name="T18_27"><text:a xlink:type="simple" xlink:href="http://www.multigesture.net/articles/how-to-upgrade-your-mingw-with-commonly-used-libraries/"><text:span text:style-name="T18_28">-</text:span></text:a></text:span><text:span text:style-name="T18_29"><text:a xlink:type="simple" xlink:href="http://www.multigesture.net/articles/how-to-upgrade-your-mingw-with-commonly-used-libraries/"><text:span text:style-name="T18_30">upgrade</text:span></text:a></text:span><text:span text:style-name="T18_31"><text:a xlink:type="simple" xlink:href="http://www.multigesture.net/articles/how-to-upgrade-your-mingw-with-commonly-used-libraries/"><text:span text:style-name="T18_32">-</text:span></text:a></text:span><text:span text:style-name="T18_33"><text:a xlink:type="simple" xlink:href="http://www.multigesture.net/articles/how-to-upgrade-your-mingw-with-commonly-used-libraries/"><text:span text:style-name="T18_34">your</text:span></text:a></text:span><text:span text:style-name="T18_35"><text:a xlink:type="simple" xlink:href="http://www.multigesture.net/articles/how-to-upgrade-your-mingw-with-commonly-used-libraries/"><text:span text:style-name="T18_36">-</text:span></text:a></text:span><text:span text:style-name="T18_37"><text:a xlink:type="simple" xlink:href="http://www.multigesture.net/articles/how-to-upgrade-your-mingw-with-commonly-used-libraries/"><text:span text:style-name="T18_38">mingw</text:span></text:a></text:span><text:span text:style-name="T18_39"><text:a xlink:type="simple" xlink:href="http://www.multigesture.net/articles/how-to-upgrade-your-mingw-with-commonly-used-libraries/"><text:span text:style-name="T18_40">-</text:span></text:a></text:span><text:span text:style-name="T18_41"><text:a xlink:type="simple" xlink:href="http://www.multigesture.net/articles/how-to-upgrade-your-mingw-with-commonly-used-libraries/"><text:span text:style-name="T18_42">with</text:span></text:a></text:span><text:span text:style-name="T18_43"><text:a xlink:type="simple" xlink:href="http://www.multigesture.net/articles/how-to-upgrade-your-mingw-with-commonly-used-libraries/"><text:span text:style-name="T18_44">-</text:span></text:a></text:span><text:span text:style-name="T18_45"><text:a xlink:type="simple" xlink:href="http://www.multigesture.net/articles/how-to-upgrade-your-mingw-with-commonly-used-libraries/"><text:span text:style-name="T18_46">commonly</text:span></text:a></text:span><text:span text:style-name="T18_47"><text:a xlink:type="simple" xlink:href="http://www.multigesture.net/articles/how-to-upgrade-your-mingw-with-commonly-used-libraries/"><text:span text:style-name="T18_48">-</text:span></text:a></text:span><text:span text:style-name="T18_49"><text:a xlink:type="simple" xlink:href="http://www.multigesture.net/articles/how-to-upgrade-your-mingw-with-commonly-used-libraries/"><text:span text:style-name="T18_50">used</text:span></text:a></text:span><text:span text:style-name="T18_51"><text:a xlink:type="simple" xlink:href="http://www.multigesture.net/articles/how-to-upgrade-your-mingw-with-commonly-used-libraries/"><text:span text:style-name="T18_52">-</text:span></text:a></text:span><text:span text:style-name="T18_53"><text:a xlink:type="simple" xlink:href="http://www.multigesture.net/articles/how-to-upgrade-your-mingw-with-commonly-used-libraries/"><text:span text:style-name="T18_54">libraries</text:span></text:a></text:span><text:span text:style-name="T18_55"><text:a xlink:type="simple" xlink:href="http://www.multigesture.net/articles/how-to-upgrade-your-mingw-with-commonly-used-libraries/"><text:span text:style-name="T18_56">/</text:span></text:a></text:span></text:p>
      <text:p text:style-name="P19"><text:span text:style-name="T19_1"><text:a xlink:type="simple" xlink:href="http://wiki.openttd.org/Compiling_on_Windows_using_MinGW"><text:span text:style-name="T19_2">http</text:span></text:a></text:span><text:span text:style-name="T19_3"><text:a xlink:type="simple" xlink:href="http://wiki.openttd.org/Compiling_on_Windows_using_MinGW"><text:span text:style-name="T19_4">://</text:span></text:a></text:span><text:span text:style-name="T19_5"><text:a xlink:type="simple" xlink:href="http://wiki.openttd.org/Compiling_on_Windows_using_MinGW"><text:span text:style-name="T19_6">wiki</text:span></text:a></text:span><text:span text:style-name="T19_7"><text:a xlink:type="simple" xlink:href="http://wiki.openttd.org/Compiling_on_Windows_using_MinGW"><text:span text:style-name="T19_8">.</text:span></text:a></text:span><text:span text:style-name="T19_9"><text:a xlink:type="simple" xlink:href="http://wiki.openttd.org/Compiling_on_Windows_using_MinGW"><text:span text:style-name="T19_10">openttd</text:span></text:a></text:span><text:span text:style-name="T19_11"><text:a xlink:type="simple" xlink:href="http://wiki.openttd.org/Compiling_on_Windows_using_MinGW"><text:span text:style-name="T19_12">.</text:span></text:a></text:span><text:span text:style-name="T19_13"><text:a xlink:type="simple" xlink:href="http://wiki.openttd.org/Compiling_on_Windows_using_MinGW"><text:span text:style-name="T19_14">org</text:span></text:a></text:span><text:span text:style-name="T19_15"><text:a xlink:type="simple" xlink:href="http://wiki.openttd.org/Compiling_on_Windows_using_MinGW"><text:span text:style-name="T19_16">/</text:span></text:a></text:span><text:span text:style-name="T19_17"><text:a xlink:type="simple" xlink:href="http://wiki.openttd.org/Compiling_on_Windows_using_MinGW"><text:span text:style-name="T19_18">Compiling</text:span></text:a></text:span><text:span text:style-name="T19_19"><text:a xlink:type="simple" xlink:href="http://wiki.openttd.org/Compiling_on_Windows_using_MinGW"><text:span text:style-name="T19_20">_</text:span></text:a></text:span><text:span text:style-name="T19_21"><text:a xlink:type="simple" xlink:href="http://wiki.openttd.org/Compiling_on_Windows_using_MinGW"><text:span text:style-name="T19_22">on</text:span></text:a></text:span><text:span text:style-name="T19_23"><text:a xlink:type="simple" xlink:href="http://wiki.openttd.org/Compiling_on_Windows_using_MinGW"><text:span text:style-name="T19_24">_</text:span></text:a></text:span><text:span text:style-name="T19_25"><text:a xlink:type="simple" xlink:href="http://wiki.openttd.org/Compiling_on_Windows_using_MinGW"><text:span text:style-name="T19_26">Windows</text:span></text:a></text:span><text:span text:style-name="T19_27"><text:a xlink:type="simple" xlink:href="http://wiki.openttd.org/Compiling_on_Windows_using_MinGW"><text:span text:style-name="T19_28">_</text:span></text:a></text:span><text:span text:style-name="T19_29"><text:a xlink:type="simple" xlink:href="http://wiki.openttd.org/Compiling_on_Windows_using_MinGW"><text:span text:style-name="T19_30">using</text:span></text:a></text:span><text:span text:style-name="T19_31"><text:a xlink:type="simple" xlink:href="http://wiki.openttd.org/Compiling_on_Windows_using_MinGW"><text:span text:style-name="T19_32">_</text:span></text:a></text:span><text:span text:style-name="T19_33"><text:a xlink:type="simple" xlink:href="http://wiki.openttd.org/Compiling_on_Windows_using_MinGW"><text:span text:style-name="T19_34">MinGW</text:span></text:a></text:span></text:p>
      <text:p text:style-name="P20"><text:span text:style-name="T20_1"><text:a xlink:type="simple" xlink:href="http://musescore.org/en/developers-handbook/compilation/compile-instructions-windows-mingw-git"><text:span text:style-name="T20_2">http</text:span></text:a></text:span><text:span text:style-name="T20_3"><text:a xlink:type="simple" xlink:href="http://musescore.org/en/developers-handbook/compilation/compile-instructions-windows-mingw-git"><text:span text:style-name="T20_4">://</text:span></text:a></text:span><text:span text:style-name="T20_5"><text:a xlink:type="simple" xlink:href="http://musescore.org/en/developers-handbook/compilation/compile-instructions-windows-mingw-git"><text:span text:style-name="T20_6">musescore</text:span></text:a></text:span><text:span text:style-name="T20_7"><text:a xlink:type="simple" xlink:href="http://musescore.org/en/developers-handbook/compilation/compile-instructions-windows-mingw-git"><text:span text:style-name="T20_8">.</text:span></text:a></text:span><text:span text:style-name="T20_9"><text:a xlink:type="simple" xlink:href="http://musescore.org/en/developers-handbook/compilation/compile-instructions-windows-mingw-git"><text:span text:style-name="T20_10">org</text:span></text:a></text:span><text:span text:style-name="T20_11"><text:a xlink:type="simple" xlink:href="http://musescore.org/en/developers-handbook/compilation/compile-instructions-windows-mingw-git"><text:span text:style-name="T20_12">/</text:span></text:a></text:span><text:span text:style-name="T20_13"><text:a xlink:type="simple" xlink:href="http://musescore.org/en/developers-handbook/compilation/compile-instructions-windows-mingw-git"><text:span text:style-name="T20_14">en</text:span></text:a></text:span><text:span text:style-name="T20_15"><text:a xlink:type="simple" xlink:href="http://musescore.org/en/developers-handbook/compilation/compile-instructions-windows-mingw-git"><text:span text:style-name="T20_16">/</text:span></text:a></text:span><text:span text:style-name="T20_17"><text:a xlink:type="simple" xlink:href="http://musescore.org/en/developers-handbook/compilation/compile-instructions-windows-mingw-git"><text:span text:style-name="T20_18">developers</text:span></text:a></text:span><text:span text:style-name="T20_19"><text:a xlink:type="simple" xlink:href="http://musescore.org/en/developers-handbook/compilation/compile-instructions-windows-mingw-git"><text:span text:style-name="T20_20">-</text:span></text:a></text:span><text:span text:style-name="T20_21"><text:a xlink:type="simple" xlink:href="http://musescore.org/en/developers-handbook/compilation/compile-instructions-windows-mingw-git"><text:span text:style-name="T20_22">handbook</text:span></text:a></text:span><text:span text:style-name="T20_23"><text:a xlink:type="simple" xlink:href="http://musescore.org/en/developers-handbook/compilation/compile-instructions-windows-mingw-git"><text:span text:style-name="T20_24">/</text:span></text:a></text:span><text:span text:style-name="T20_25"><text:a xlink:type="simple" xlink:href="http://musescore.org/en/developers-handbook/compilation/compile-instructions-windows-mingw-git"><text:span text:style-name="T20_26">compilation</text:span></text:a></text:span><text:span text:style-name="T20_27"><text:a xlink:type="simple" xlink:href="http://musescore.org/en/developers-handbook/compilation/compile-instructions-windows-mingw-git"><text:span text:style-name="T20_28">/</text:span></text:a></text:span><text:span text:style-name="T20_29"><text:a xlink:type="simple" xlink:href="http://musescore.org/en/developers-handbook/compilation/compile-instructions-windows-mingw-git"><text:span text:style-name="T20_30">compile</text:span></text:a></text:span><text:span text:style-name="T20_31"><text:a xlink:type="simple" xlink:href="http://musescore.org/en/developers-handbook/compilation/compile-instructions-windows-mingw-git"><text:span text:style-name="T20_32">-</text:span></text:a></text:span><text:span text:style-name="T20_33"><text:a xlink:type="simple" xlink:href="http://musescore.org/en/developers-handbook/compilation/compile-instructions-windows-mingw-git"><text:span text:style-name="T20_34">instructions</text:span></text:a></text:span><text:span text:style-name="T20_35"><text:a xlink:type="simple" xlink:href="http://musescore.org/en/developers-handbook/compilation/compile-instructions-windows-mingw-git"><text:span text:style-name="T20_36">-</text:span></text:a></text:span><text:span text:style-name="T20_37"><text:a xlink:type="simple" xlink:href="http://musescore.org/en/developers-handbook/compilation/compile-instructions-windows-mingw-git"><text:span text:style-name="T20_38">windows</text:span></text:a></text:span><text:span text:style-name="T20_39"><text:a xlink:type="simple" xlink:href="http://musescore.org/en/developers-handbook/compilation/compile-instructions-windows-mingw-git"><text:span text:style-name="T20_40">-</text:span></text:a></text:span><text:span text:style-name="T20_41"><text:a xlink:type="simple" xlink:href="http://musescore.org/en/developers-handbook/compilation/compile-instructions-windows-mingw-git"><text:span text:style-name="T20_42">mingw</text:span></text:a></text:span><text:span text:style-name="T20_43"><text:a xlink:type="simple" xlink:href="http://musescore.org/en/developers-handbook/compilation/compile-instructions-windows-mingw-git"><text:span text:style-name="T20_44">-</text:span></text:a></text:span><text:span text:style-name="T20_45"><text:a xlink:type="simple" xlink:href="http://musescore.org/en/developers-handbook/compilation/compile-instructions-windows-mingw-git"><text:span text:style-name="T20_46">git</text:span></text:a></text:span></text:p>
      <text:p text:style-name="P21"><text:span text:style-name="T21_1"><text:a xlink:type="simple" xlink:href="http://www.go-evolution.org/Building_Evolution_on_Windows"><text:span text:style-name="T21_2">http</text:span></text:a></text:span><text:span text:style-name="T21_3"><text:a xlink:type="simple" xlink:href="http://www.go-evolution.org/Building_Evolution_on_Windows"><text:span text:style-name="T21_4">://</text:span></text:a></text:span><text:span text:style-name="T21_5"><text:a xlink:type="simple" xlink:href="http://www.go-evolution.org/Building_Evolution_on_Windows"><text:span text:style-name="T21_6">www</text:span></text:a></text:span><text:span text:style-name="T21_7"><text:a xlink:type="simple" xlink:href="http://www.go-evolution.org/Building_Evolution_on_Windows"><text:span text:style-name="T21_8">.</text:span></text:a></text:span><text:span text:style-name="T21_9"><text:a xlink:type="simple" xlink:href="http://www.go-evolution.org/Building_Evolution_on_Windows"><text:span text:style-name="T21_10">go</text:span></text:a></text:span><text:span text:style-name="T21_11"><text:a xlink:type="simple" xlink:href="http://www.go-evolution.org/Building_Evolution_on_Windows"><text:span text:style-name="T21_12">-</text:span></text:a></text:span><text:span text:style-name="T21_13"><text:a xlink:type="simple" xlink:href="http://www.go-evolution.org/Building_Evolution_on_Windows"><text:span text:style-name="T21_14">evolution</text:span></text:a></text:span><text:span text:style-name="T21_15"><text:a xlink:type="simple" xlink:href="http://www.go-evolution.org/Building_Evolution_on_Windows"><text:span text:style-name="T21_16">.</text:span></text:a></text:span><text:span text:style-name="T21_17"><text:a xlink:type="simple" xlink:href="http://www.go-evolution.org/Building_Evolution_on_Windows"><text:span text:style-name="T21_18">org</text:span></text:a></text:span><text:span text:style-name="T21_19"><text:a xlink:type="simple" xlink:href="http://www.go-evolution.org/Building_Evolution_on_Windows"><text:span text:style-name="T21_20">/</text:span></text:a></text:span><text:span text:style-name="T21_21"><text:a xlink:type="simple" xlink:href="http://www.go-evolution.org/Building_Evolution_on_Windows"><text:span text:style-name="T21_22">Building</text:span></text:a></text:span><text:span text:style-name="T21_23"><text:a xlink:type="simple" xlink:href="http://www.go-evolution.org/Building_Evolution_on_Windows"><text:span text:style-name="T21_24">_</text:span></text:a></text:span><text:span text:style-name="T21_25"><text:a xlink:type="simple" xlink:href="http://www.go-evolution.org/Building_Evolution_on_Windows"><text:span text:style-name="T21_26">Evolution</text:span></text:a></text:span><text:span text:style-name="T21_27"><text:a xlink:type="simple" xlink:href="http://www.go-evolution.org/Building_Evolution_on_Windows"><text:span text:style-name="T21_28">_</text:span></text:a></text:span><text:span text:style-name="T21_29"><text:a xlink:type="simple" xlink:href="http://www.go-evolution.org/Building_Evolution_on_Windows"><text:span text:style-name="T21_30">on</text:span></text:a></text:span><text:span text:style-name="T21_31"><text:a xlink:type="simple" xlink:href="http://www.go-evolution.org/Building_Evolution_on_Windows"><text:span text:style-name="T21_32">_</text:span></text:a></text:span><text:span text:style-name="T21_33"><text:a xlink:type="simple" xlink:href="http://www.go-evolution.org/Building_Evolution_on_Windows"><text:span text:style-name="T21_34">Windows</text:span></text:a></text:span></text:p>
      <text:p text:style-name="P22"/>
      <text:p text:style-name="P23"><text:span text:style-name="T23_1">Autoconf</text:span><text:span text:style-name="T23_2"><text:s/></text:span><text:span text:style-name="T23_3">info</text:span><text:span text:style-name="T23_4"><text:s/></text:span><text:span text:style-name="T23_5">and</text:span><text:span text:style-name="T23_6"><text:s/></text:span><text:span text:style-name="T23_7">setting</text:span><text:span text:style-name="T23_8"><text:s/></text:span><text:span text:style-name="T23_9">CXXFLAGS</text:span><text:span text:style-name="T23_10"><text:s/></text:span><text:span text:style-name="T23_11">etc</text:span><text:span text:style-name="T23_12">.<text:s/></text:span><text:span text:style-name="T23_13">in</text:span><text:span text:style-name="T23_14"><text:s/></text:span><text:span text:style-name="T23_15">configure</text:span><text:span text:style-name="T23_16"><text:s/></text:span><text:span text:style-name="T23_17">script</text:span></text:p>
      <text:p text:style-name="P24"><text:span text:style-name="T24_1"><text:a xlink:type="simple" xlink:href="http://www.mesa3d.org/autoconf.html"><text:span text:style-name="T24_2">http</text:span></text:a></text:span><text:span text:style-name="T24_3"><text:a xlink:type="simple" xlink:href="http://www.mesa3d.org/autoconf.html"><text:span text:style-name="T24_4">://</text:span></text:a></text:span><text:span text:style-name="T24_5"><text:a xlink:type="simple" xlink:href="http://www.mesa3d.org/autoconf.html"><text:span text:style-name="T24_6">www</text:span></text:a></text:span><text:span text:style-name="T24_7"><text:a xlink:type="simple" xlink:href="http://www.mesa3d.org/autoconf.html"><text:span text:style-name="T24_8">.</text:span></text:a></text:span><text:span text:style-name="T24_9"><text:a xlink:type="simple" xlink:href="http://www.mesa3d.org/autoconf.html"><text:span text:style-name="T24_10">mesa</text:span></text:a></text:span><text:span text:style-name="T24_11"><text:a xlink:type="simple" xlink:href="http://www.mesa3d.org/autoconf.html"><text:span text:style-name="T24_12">3</text:span></text:a></text:span><text:span text:style-name="T24_13"><text:a xlink:type="simple" xlink:href="http://www.mesa3d.org/autoconf.html"><text:span text:style-name="T24_14">d</text:span></text:a></text:span><text:span text:style-name="T24_15"><text:a xlink:type="simple" xlink:href="http://www.mesa3d.org/autoconf.html"><text:span text:style-name="T24_16">.</text:span></text:a></text:span><text:span text:style-name="T24_17"><text:a xlink:type="simple" xlink:href="http://www.mesa3d.org/autoconf.html"><text:span text:style-name="T24_18">org</text:span></text:a></text:span><text:span text:style-name="T24_19"><text:a xlink:type="simple" xlink:href="http://www.mesa3d.org/autoconf.html"><text:span text:style-name="T24_20">/</text:span></text:a></text:span><text:span text:style-name="T24_21"><text:a xlink:type="simple" xlink:href="http://www.mesa3d.org/autoconf.html"><text:span text:style-name="T24_22">autoconf</text:span></text:a></text:span><text:span text:style-name="T24_23"><text:a xlink:type="simple" xlink:href="http://www.mesa3d.org/autoconf.html"><text:span text:style-name="T24_24">.</text:span></text:a></text:span><text:span text:style-name="T24_25"><text:a xlink:type="simple" xlink:href="http://www.mesa3d.org/autoconf.html"><text:span text:style-name="T24_26">html</text:span></text:a></text:span></text:p>
      <text:p text:style-name="P25"><text:span text:style-name="T25_1"><text:a xlink:type="simple" xlink:href="http://dev.thep.lu.se/svndigest/ticket/488"><text:span text:style-name="T25_2">http</text:span></text:a></text:span><text:span text:style-name="T25_3"><text:a xlink:type="simple" xlink:href="http://dev.thep.lu.se/svndigest/ticket/488"><text:span text:style-name="T25_4">://</text:span></text:a></text:span><text:span text:style-name="T25_5"><text:a xlink:type="simple" xlink:href="http://dev.thep.lu.se/svndigest/ticket/488"><text:span text:style-name="T25_6">dev</text:span></text:a></text:span><text:span text:style-name="T25_7"><text:a xlink:type="simple" xlink:href="http://dev.thep.lu.se/svndigest/ticket/488"><text:span text:style-name="T25_8">.</text:span></text:a></text:span><text:span text:style-name="T25_9"><text:a xlink:type="simple" xlink:href="http://dev.thep.lu.se/svndigest/ticket/488"><text:span text:style-name="T25_10">thep</text:span></text:a></text:span><text:span text:style-name="T25_11"><text:a xlink:type="simple" xlink:href="http://dev.thep.lu.se/svndigest/ticket/488"><text:span text:style-name="T25_12">.</text:span></text:a></text:span><text:span text:style-name="T25_13"><text:a xlink:type="simple" xlink:href="http://dev.thep.lu.se/svndigest/ticket/488"><text:span text:style-name="T25_14">lu</text:span></text:a></text:span><text:span text:style-name="T25_15"><text:a xlink:type="simple" xlink:href="http://dev.thep.lu.se/svndigest/ticket/488"><text:span text:style-name="T25_16">.</text:span></text:a></text:span><text:span text:style-name="T25_17"><text:a xlink:type="simple" xlink:href="http://dev.thep.lu.se/svndigest/ticket/488"><text:span text:style-name="T25_18">se</text:span></text:a></text:span><text:span text:style-name="T25_19"><text:a xlink:type="simple" xlink:href="http://dev.thep.lu.se/svndigest/ticket/488"><text:span text:style-name="T25_20">/</text:span></text:a></text:span><text:span text:style-name="T25_21"><text:a xlink:type="simple" xlink:href="http://dev.thep.lu.se/svndigest/ticket/488"><text:span text:style-name="T25_22">svndigest</text:span></text:a></text:span><text:span text:style-name="T25_23"><text:a xlink:type="simple" xlink:href="http://dev.thep.lu.se/svndigest/ticket/488"><text:span text:style-name="T25_24">/</text:span></text:a></text:span><text:span text:style-name="T25_25"><text:a xlink:type="simple" xlink:href="http://dev.thep.lu.se/svndigest/ticket/488"><text:span text:style-name="T25_26">ticket</text:span></text:a></text:span><text:span text:style-name="T25_27"><text:a xlink:type="simple" xlink:href="http://dev.thep.lu.se/svndigest/ticket/488"><text:span text:style-name="T25_28">/488</text:span></text:a></text:span></text:p>
      <text:p text:style-name="P26"/>
      <text:p text:style-name="P27"><text:span text:style-name="T27_1">LibXML</text:span><text:span text:style-name="T27_2"><text:s/></text:span><text:span text:style-name="T27_3">overview</text:span><text:span text:style-name="T27_4"><text:s text:c="2"/></text:span><text:span text:style-name="T27_5">of</text:span><text:span text:style-name="T27_6"><text:s/></text:span><text:span text:style-name="T27_7">dependencies</text:span></text:p>
      <text:p text:style-name="P28"><text:span text:style-name="T28_1"><text:a xlink:type="simple" xlink:href="http://www.zlatkovic.com/libxml.en.html"><text:span text:style-name="T28_2">http</text:span></text:a></text:span><text:span text:style-name="T28_3"><text:a xlink:type="simple" xlink:href="http://www.zlatkovic.com/libxml.en.html"><text:span text:style-name="T28_4">://</text:span></text:a></text:span><text:span text:style-name="T28_5"><text:a xlink:type="simple" xlink:href="http://www.zlatkovic.com/libxml.en.html"><text:span text:style-name="T28_6">www</text:span></text:a></text:span><text:span text:style-name="T28_7"><text:a xlink:type="simple" xlink:href="http://www.zlatkovic.com/libxml.en.html"><text:span text:style-name="T28_8">.</text:span></text:a></text:span><text:span text:style-name="T28_9"><text:a xlink:type="simple" xlink:href="http://www.zlatkovic.com/libxml.en.html"><text:span text:style-name="T28_10">zlatkovic</text:span></text:a></text:span><text:span text:style-name="T28_11"><text:a xlink:type="simple" xlink:href="http://www.zlatkovic.com/libxml.en.html"><text:span text:style-name="T28_12">.</text:span></text:a></text:span><text:span text:style-name="T28_13"><text:a xlink:type="simple" xlink:href="http://www.zlatkovic.com/libxml.en.html"><text:span text:style-name="T28_14">com</text:span></text:a></text:span><text:span text:style-name="T28_15"><text:a xlink:type="simple" xlink:href="http://www.zlatkovic.com/libxml.en.html"><text:span text:style-name="T28_16">/</text:span></text:a></text:span><text:span text:style-name="T28_17"><text:a xlink:type="simple" xlink:href="http://www.zlatkovic.com/libxml.en.html"><text:span text:style-name="T28_18">libxml</text:span></text:a></text:span><text:span text:style-name="T28_19"><text:a xlink:type="simple" xlink:href="http://www.zlatkovic.com/libxml.en.html"><text:span text:style-name="T28_20">.</text:span></text:a></text:span><text:span text:style-name="T28_21"><text:a xlink:type="simple" xlink:href="http://www.zlatkovic.com/libxml.en.html"><text:span text:style-name="T28_22">en</text:span></text:a></text:span><text:span text:style-name="T28_23"><text:a xlink:type="simple" xlink:href="http://www.zlatkovic.com/libxml.en.html"><text:span text:style-name="T28_24">.</text:span></text:a></text:span><text:span text:style-name="T28_25"><text:a xlink:type="simple" xlink:href="http://www.zlatkovic.com/libxml.en.html"><text:span text:style-name="T28_26">html</text:span></text:a></text:span></text:p>
      <text:p text:style-name="P29"/>
      <text:p text:style-name="P30"/>
      <text:p text:style-name="P31"><text:span text:style-name="T31_1">--------------------</text:span></text:p>
      <text:p text:style-name="P32"><text:span text:style-name="T32_1">finding</text:span><text:span text:style-name="T32_2"><text:s/></text:span><text:span text:style-name="T32_3">out</text:span><text:span text:style-name="T32_4"><text:s/></text:span><text:span text:style-name="T32_5">about</text:span><text:span text:style-name="T32_6"><text:s/></text:span><text:span text:style-name="T32_7">how</text:span><text:span text:style-name="T32_8"><text:s/></text:span><text:span text:style-name="T32_9">prebuilt</text:span><text:span text:style-name="T32_10"><text:s/></text:span><text:span text:style-name="T32_11">Qt</text:span><text:span text:style-name="T32_12"><text:s/></text:span><text:span text:style-name="T32_13">was</text:span><text:span text:style-name="T32_14"><text:s/></text:span><text:span text:style-name="T32_15">configured</text:span></text:p>
      <text:p text:style-name="P33"><text:span text:style-name="T33_1"><text:a xlink:type="simple" xlink:href="http://qt-project.org/forums/viewthread/215"><text:span text:style-name="T33_2">http</text:span></text:a></text:span><text:span text:style-name="T33_3"><text:a xlink:type="simple" xlink:href="http://qt-project.org/forums/viewthread/215"><text:span text:style-name="T33_4">://</text:span></text:a></text:span><text:span text:style-name="T33_5"><text:a xlink:type="simple" xlink:href="http://qt-project.org/forums/viewthread/215"><text:span text:style-name="T33_6">qt</text:span></text:a></text:span><text:span text:style-name="T33_7"><text:a xlink:type="simple" xlink:href="http://qt-project.org/forums/viewthread/215"><text:span text:style-name="T33_8">-</text:span></text:a></text:span><text:span text:style-name="T33_9"><text:a xlink:type="simple" xlink:href="http://qt-project.org/forums/viewthread/215"><text:span text:style-name="T33_10">project</text:span></text:a></text:span><text:span text:style-name="T33_11"><text:a xlink:type="simple" xlink:href="http://qt-project.org/forums/viewthread/215"><text:span text:style-name="T33_12">.</text:span></text:a></text:span><text:span text:style-name="T33_13"><text:a xlink:type="simple" xlink:href="http://qt-project.org/forums/viewthread/215"><text:span text:style-name="T33_14">org</text:span></text:a></text:span><text:span text:style-name="T33_15"><text:a xlink:type="simple" xlink:href="http://qt-project.org/forums/viewthread/215"><text:span text:style-name="T33_16">/</text:span></text:a></text:span><text:span text:style-name="T33_17"><text:a xlink:type="simple" xlink:href="http://qt-project.org/forums/viewthread/215"><text:span text:style-name="T33_18">forums</text:span></text:a></text:span><text:span text:style-name="T33_19"><text:a xlink:type="simple" xlink:href="http://qt-project.org/forums/viewthread/215"><text:span text:style-name="T33_20">/</text:span></text:a></text:span><text:span text:style-name="T33_21"><text:a xlink:type="simple" xlink:href="http://qt-project.org/forums/viewthread/215"><text:span text:style-name="T33_22">viewthread</text:span></text:a></text:span><text:span text:style-name="T33_23"><text:a xlink:type="simple" xlink:href="http://qt-project.org/forums/viewthread/215"><text:span text:style-name="T33_24">/215</text:span></text:a></text:span></text:p>
      <text:p text:style-name="P34"/>
      <text:p text:style-name="P35"/>
      <text:p text:style-name="P36"><text:span text:style-name="T36_1">--------------------</text:span></text:p>
      <text:p text:style-name="P37"><text:span text:style-name="T37_1">Qt</text:span><text:span text:style-name="T37_2"><text:s/>5.</text:span><text:span text:style-name="T37_3">x</text:span><text:span text:style-name="T37_4"><text:s/>(</text:span><text:span text:style-name="T37_5">maybe</text:span><text:span text:style-name="T37_6"><text:s/></text:span><text:span text:style-name="T37_7">for</text:span><text:span text:style-name="T37_8"><text:s/></text:span><text:span text:style-name="T37_9">future</text:span><text:span text:style-name="T37_10"><text:s/></text:span><text:span text:style-name="T37_11">releases</text:span><text:span text:style-name="T37_12">?)</text:span></text:p>
      <text:p text:style-name="P38"><text:span text:style-name="T38_1"><text:a xlink:type="simple" xlink:href="http://qt-project.org/doc/qt-5.0/qtdoc/index.html"><text:span text:style-name="T38_2">http</text:span></text:a></text:span><text:span text:style-name="T38_3"><text:a xlink:type="simple" xlink:href="http://qt-project.org/doc/qt-5.0/qtdoc/index.html"><text:span text:style-name="T38_4">://</text:span></text:a></text:span><text:span text:style-name="T38_5"><text:a xlink:type="simple" xlink:href="http://qt-project.org/doc/qt-5.0/qtdoc/index.html"><text:span text:style-name="T38_6">qt</text:span></text:a></text:span><text:span text:style-name="T38_7"><text:a xlink:type="simple" xlink:href="http://qt-project.org/doc/qt-5.0/qtdoc/index.html"><text:span text:style-name="T38_8">-</text:span></text:a></text:span><text:span text:style-name="T38_9"><text:a xlink:type="simple" xlink:href="http://qt-project.org/doc/qt-5.0/qtdoc/index.html"><text:span text:style-name="T38_10">project</text:span></text:a></text:span><text:span text:style-name="T38_11"><text:a xlink:type="simple" xlink:href="http://qt-project.org/doc/qt-5.0/qtdoc/index.html"><text:span text:style-name="T38_12">.</text:span></text:a></text:span><text:span text:style-name="T38_13"><text:a xlink:type="simple" xlink:href="http://qt-project.org/doc/qt-5.0/qtdoc/index.html"><text:span text:style-name="T38_14">org</text:span></text:a></text:span><text:span text:style-name="T38_15"><text:a xlink:type="simple" xlink:href="http://qt-project.org/doc/qt-5.0/qtdoc/index.html"><text:span text:style-name="T38_16">/</text:span></text:a></text:span><text:span text:style-name="T38_17"><text:a xlink:type="simple" xlink:href="http://qt-project.org/doc/qt-5.0/qtdoc/index.html"><text:span text:style-name="T38_18">doc</text:span></text:a></text:span><text:span text:style-name="T38_19"><text:a xlink:type="simple" xlink:href="http://qt-project.org/doc/qt-5.0/qtdoc/index.html"><text:span text:style-name="T38_20">/</text:span></text:a></text:span><text:span text:style-name="T38_21"><text:a xlink:type="simple" xlink:href="http://qt-project.org/doc/qt-5.0/qtdoc/index.html"><text:span text:style-name="T38_22">qt</text:span></text:a></text:span><text:span text:style-name="T38_23"><text:a xlink:type="simple" xlink:href="http://qt-project.org/doc/qt-5.0/qtdoc/index.html"><text:span text:style-name="T38_24">-5.0/</text:span></text:a></text:span><text:span text:style-name="T38_25"><text:a xlink:type="simple" xlink:href="http://qt-project.org/doc/qt-5.0/qtdoc/index.html"><text:span text:style-name="T38_26">qtdoc</text:span></text:a></text:span><text:span text:style-name="T38_27"><text:a xlink:type="simple" xlink:href="http://qt-project.org/doc/qt-5.0/qtdoc/index.html"><text:span text:style-name="T38_28">/</text:span></text:a></text:span><text:span text:style-name="T38_29"><text:a xlink:type="simple" xlink:href="http://qt-project.org/doc/qt-5.0/qtdoc/index.html"><text:span text:style-name="T38_30">index</text:span></text:a></text:span><text:span text:style-name="T38_31"><text:a xlink:type="simple" xlink:href="http://qt-project.org/doc/qt-5.0/qtdoc/index.html"><text:span text:style-name="T38_32">.</text:span></text:a></text:span><text:span text:style-name="T38_33"><text:a xlink:type="simple" xlink:href="http://qt-project.org/doc/qt-5.0/qtdoc/index.html"><text:span text:style-name="T38_34">html</text:span></text:a></text:span></text:p>
      <text:p text:style-name="P39"><text:span text:style-name="T39_1"><text:a xlink:type="simple" xlink:href="http://qt-project.org/wiki/Building_Qt_5_from_Git"><text:span text:style-name="T39_2">http</text:span></text:a></text:span><text:span text:style-name="T39_3"><text:a xlink:type="simple" xlink:href="http://qt-project.org/wiki/Building_Qt_5_from_Git"><text:span text:style-name="T39_4">://</text:span></text:a></text:span><text:span text:style-name="T39_5"><text:a xlink:type="simple" xlink:href="http://qt-project.org/wiki/Building_Qt_5_from_Git"><text:span text:style-name="T39_6">qt</text:span></text:a></text:span><text:span text:style-name="T39_7"><text:a xlink:type="simple" xlink:href="http://qt-project.org/wiki/Building_Qt_5_from_Git"><text:span text:style-name="T39_8">-</text:span></text:a></text:span><text:span text:style-name="T39_9"><text:a xlink:type="simple" xlink:href="http://qt-project.org/wiki/Building_Qt_5_from_Git"><text:span text:style-name="T39_10">project</text:span></text:a></text:span><text:span text:style-name="T39_11"><text:a xlink:type="simple" xlink:href="http://qt-project.org/wiki/Building_Qt_5_from_Git"><text:span text:style-name="T39_12">.</text:span></text:a></text:span><text:span text:style-name="T39_13"><text:a xlink:type="simple" xlink:href="http://qt-project.org/wiki/Building_Qt_5_from_Git"><text:span text:style-name="T39_14">org</text:span></text:a></text:span><text:span text:style-name="T39_15"><text:a xlink:type="simple" xlink:href="http://qt-project.org/wiki/Building_Qt_5_from_Git"><text:span text:style-name="T39_16">/</text:span></text:a></text:span><text:span text:style-name="T39_17"><text:a xlink:type="simple" xlink:href="http://qt-project.org/wiki/Building_Qt_5_from_Git"><text:span text:style-name="T39_18">wiki</text:span></text:a></text:span><text:span text:style-name="T39_19"><text:a xlink:type="simple" xlink:href="http://qt-project.org/wiki/Building_Qt_5_from_Git"><text:span text:style-name="T39_20">/</text:span></text:a></text:span><text:span text:style-name="T39_21"><text:a xlink:type="simple" xlink:href="http://qt-project.org/wiki/Building_Qt_5_from_Git"><text:span text:style-name="T39_22">Building</text:span></text:a></text:span><text:span text:style-name="T39_23"><text:a xlink:type="simple" xlink:href="http://qt-project.org/wiki/Building_Qt_5_from_Git"><text:span text:style-name="T39_24">_</text:span></text:a></text:span><text:span text:style-name="T39_25"><text:a xlink:type="simple" xlink:href="http://qt-project.org/wiki/Building_Qt_5_from_Git"><text:span text:style-name="T39_26">Qt</text:span></text:a></text:span><text:span text:style-name="T39_27"><text:a xlink:type="simple" xlink:href="http://qt-project.org/wiki/Building_Qt_5_from_Git"><text:span text:style-name="T39_28">_5_</text:span></text:a></text:span><text:span text:style-name="T39_29"><text:a xlink:type="simple" xlink:href="http://qt-project.org/wiki/Building_Qt_5_from_Git"><text:span text:style-name="T39_30">from</text:span></text:a></text:span><text:span text:style-name="T39_31"><text:a xlink:type="simple" xlink:href="http://qt-project.org/wiki/Building_Qt_5_from_Git"><text:span text:style-name="T39_32">_</text:span></text:a></text:span><text:span text:style-name="T39_33"><text:a xlink:type="simple" xlink:href="http://qt-project.org/wiki/Building_Qt_5_from_Git"><text:span text:style-name="T39_34">Git</text:span></text:a></text:span></text:p>
      <text:p text:style-name="P40"><text:span text:style-name="T40_1"><text:a xlink:type="simple" xlink:href="http://qt-project.org/forums/viewthread/27330"><text:span text:style-name="T40_2">http</text:span></text:a></text:span><text:span text:style-name="T40_3"><text:a xlink:type="simple" xlink:href="http://qt-project.org/forums/viewthread/27330"><text:span text:style-name="T40_4">://</text:span></text:a></text:span><text:span text:style-name="T40_5"><text:a xlink:type="simple" xlink:href="http://qt-project.org/forums/viewthread/27330"><text:span text:style-name="T40_6">qt</text:span></text:a></text:span><text:span text:style-name="T40_7"><text:a xlink:type="simple" xlink:href="http://qt-project.org/forums/viewthread/27330"><text:span text:style-name="T40_8">-</text:span></text:a></text:span><text:span text:style-name="T40_9"><text:a xlink:type="simple" xlink:href="http://qt-project.org/forums/viewthread/27330"><text:span text:style-name="T40_10">project</text:span></text:a></text:span><text:span text:style-name="T40_11"><text:a xlink:type="simple" xlink:href="http://qt-project.org/forums/viewthread/27330"><text:span text:style-name="T40_12">.</text:span></text:a></text:span><text:span text:style-name="T40_13"><text:a xlink:type="simple" xlink:href="http://qt-project.org/forums/viewthread/27330"><text:span text:style-name="T40_14">org</text:span></text:a></text:span><text:span text:style-name="T40_15"><text:a xlink:type="simple" xlink:href="http://qt-project.org/forums/viewthread/27330"><text:span text:style-name="T40_16">/</text:span></text:a></text:span><text:span text:style-name="T40_17"><text:a xlink:type="simple" xlink:href="http://qt-project.org/forums/viewthread/27330"><text:span text:style-name="T40_18">forums</text:span></text:a></text:span><text:span text:style-name="T40_19"><text:a xlink:type="simple" xlink:href="http://qt-project.org/forums/viewthread/27330"><text:span text:style-name="T40_20">/</text:span></text:a></text:span><text:span text:style-name="T40_21"><text:a xlink:type="simple" xlink:href="http://qt-project.org/forums/viewthread/27330"><text:span text:style-name="T40_22">viewthread</text:span></text:a></text:span><text:span text:style-name="T40_23"><text:a xlink:type="simple" xlink:href="http://qt-project.org/forums/viewthread/27330"><text:span text:style-name="T40_24">/27330</text:span></text:a></text:span></text:p>
      <text:p text:style-name="P41"><text:span text:style-name="T41_1"><text:a xlink:type="simple" xlink:href="http://qt-project.org/wiki/Compiling-ICU-with-MinGW"><text:span text:style-name="T41_2">http</text:span></text:a></text:span><text:span text:style-name="T41_3"><text:a xlink:type="simple" xlink:href="http://qt-project.org/wiki/Compiling-ICU-with-MinGW"><text:span text:style-name="T41_4">://</text:span></text:a></text:span><text:span text:style-name="T41_5"><text:a xlink:type="simple" xlink:href="http://qt-project.org/wiki/Compiling-ICU-with-MinGW"><text:span text:style-name="T41_6">qt</text:span></text:a></text:span><text:span text:style-name="T41_7"><text:a xlink:type="simple" xlink:href="http://qt-project.org/wiki/Compiling-ICU-with-MinGW"><text:span text:style-name="T41_8">-</text:span></text:a></text:span><text:span text:style-name="T41_9"><text:a xlink:type="simple" xlink:href="http://qt-project.org/wiki/Compiling-ICU-with-MinGW"><text:span text:style-name="T41_10">project</text:span></text:a></text:span><text:span text:style-name="T41_11"><text:a xlink:type="simple" xlink:href="http://qt-project.org/wiki/Compiling-ICU-with-MinGW"><text:span text:style-name="T41_12">.</text:span></text:a></text:span><text:span text:style-name="T41_13"><text:a xlink:type="simple" xlink:href="http://qt-project.org/wiki/Compiling-ICU-with-MinGW"><text:span text:style-name="T41_14">org</text:span></text:a></text:span><text:span text:style-name="T41_15"><text:a xlink:type="simple" xlink:href="http://qt-project.org/wiki/Compiling-ICU-with-MinGW"><text:span text:style-name="T41_16">/</text:span></text:a></text:span><text:span text:style-name="T41_17"><text:a xlink:type="simple" xlink:href="http://qt-project.org/wiki/Compiling-ICU-with-MinGW"><text:span text:style-name="T41_18">wiki</text:span></text:a></text:span><text:span text:style-name="T41_19"><text:a xlink:type="simple" xlink:href="http://qt-project.org/wiki/Compiling-ICU-with-MinGW"><text:span text:style-name="T41_20">/</text:span></text:a></text:span><text:span text:style-name="T41_21"><text:a xlink:type="simple" xlink:href="http://qt-project.org/wiki/Compiling-ICU-with-MinGW"><text:span text:style-name="T41_22">Compiling</text:span></text:a></text:span><text:span text:style-name="T41_23"><text:a xlink:type="simple" xlink:href="http://qt-project.org/wiki/Compiling-ICU-with-MinGW"><text:span text:style-name="T41_24">-</text:span></text:a></text:span><text:span text:style-name="T41_25"><text:a xlink:type="simple" xlink:href="http://qt-project.org/wiki/Compiling-ICU-with-MinGW"><text:span text:style-name="T41_26">ICU</text:span></text:a></text:span><text:span text:style-name="T41_27"><text:a xlink:type="simple" xlink:href="http://qt-project.org/wiki/Compiling-ICU-with-MinGW"><text:span text:style-name="T41_28">-</text:span></text:a></text:span><text:span text:style-name="T41_29"><text:a xlink:type="simple" xlink:href="http://qt-project.org/wiki/Compiling-ICU-with-MinGW"><text:span text:style-name="T41_30">with</text:span></text:a></text:span><text:span text:style-name="T41_31"><text:a xlink:type="simple" xlink:href="http://qt-project.org/wiki/Compiling-ICU-with-MinGW"><text:span text:style-name="T41_32">-</text:span></text:a></text:span><text:span text:style-name="T41_33"><text:a xlink:type="simple" xlink:href="http://qt-project.org/wiki/Compiling-ICU-with-MinGW"><text:span text:style-name="T41_34">MinGW</text:span></text:a></text:span></text:p>
      <text:p text:style-name="P42"/>
      <text:p text:style-name="P4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